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OC1" style:master-page-name="MP0" style:family="paragraph">
      <style:paragraph-properties fo:break-before="page"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5" style:parent-style-name="Hyperlink" style:family="text">
      <style:text-properties style:language-asian="zh" style:country-asian="CN"/>
    </style:style>
    <style:style style:name="P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8" style:parent-style-name="Hyperlink" style:family="text">
      <style:text-properties style:language-asian="zh" style:country-asian="CN"/>
    </style:style>
    <style:style style:name="P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5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7" style:parent-style-name="Hyperlink" style:family="text">
      <style:text-properties style:language-asian="zh" style:country-asian="CN"/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0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2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2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2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3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5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5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5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5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8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5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60" style:parent-style-name="Hyperlink" style:family="text">
      <style:text-properties style:language-asian="zh" style:country-asian="CN"/>
    </style:style>
    <style:style style:name="P61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6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63" style:parent-style-name="Hyperlink" style:family="text">
      <style:text-properties style:language-asian="zh" style:country-asian="CN"/>
    </style:style>
    <style:style style:name="P6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6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6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6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6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7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7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7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7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8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7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0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8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8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8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8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8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8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0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9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9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9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9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8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9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0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0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0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4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0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0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0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0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1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1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1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6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1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8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1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0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2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2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2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26" style:parent-style-name="Hyperlink" style:family="text">
      <style:text-properties style:language-asian="zh" style:country-asian="CN"/>
    </style:style>
    <style:style style:name="P127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2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9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3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1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3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3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3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5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3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7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3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9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4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41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4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43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4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45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4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47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4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4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5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51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52" style:parent-style-name="Hyperlink" style:family="text">
      <style:text-properties style:language-asian="zh" style:country-asian="CN"/>
    </style:style>
    <style:style style:name="T15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54" style:parent-style-name="Hyperlink" style:family="text">
      <style:text-properties style:language-asian="zh" style:country-asian="CN"/>
    </style:style>
    <style:style style:name="P155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56" style:parent-style-name="Hyperlink" style:family="text">
      <style:text-properties style:language-asian="zh" style:country-asian="CN"/>
    </style:style>
    <style:style style:name="T15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58" style:parent-style-name="Hyperlink" style:family="text">
      <style:text-properties style:language-asian="zh" style:country-asian="CN"/>
    </style:style>
    <style:style style:name="P15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60" style:parent-style-name="Hyperlink" style:family="text">
      <style:text-properties style:language-asian="zh" style:country-asian="CN"/>
    </style:style>
    <style:style style:name="T16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62" style:parent-style-name="Hyperlink" style:family="text">
      <style:text-properties style:language-asian="zh" style:country-asian="CN"/>
    </style:style>
    <style:style style:name="T163" style:parent-style-name="Hyperlink" style:family="text">
      <style:text-properties style:language-asian="zh" style:country-asian="CN"/>
    </style:style>
    <style:style style:name="P16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65" style:parent-style-name="Hyperlink" style:family="text">
      <style:text-properties style:language-asian="zh" style:country-asian="CN"/>
    </style:style>
    <style:style style:name="T16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67" style:parent-style-name="Hyperlink" style:family="text">
      <style:text-properties style:language-asian="zh" style:country-asian="CN"/>
    </style:style>
    <style:style style:name="P16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69" style:parent-style-name="Hyperlink" style:family="text">
      <style:text-properties style:language-asian="zh" style:country-asian="CN"/>
    </style:style>
    <style:style style:name="T17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71" style:parent-style-name="Hyperlink" style:family="text">
      <style:text-properties style:language-asian="zh" style:country-asian="CN"/>
    </style:style>
    <style:style style:name="P17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73" style:parent-style-name="Hyperlink" style:family="text">
      <style:text-properties style:language-asian="zh" style:country-asian="CN"/>
    </style:style>
    <style:style style:name="T17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75" style:parent-style-name="Hyperlink" style:family="text">
      <style:text-properties style:language-asian="zh" style:country-asian="CN"/>
    </style:style>
    <style:style style:name="P17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7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78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7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80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8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82" style:parent-style-name="TOC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7513in"/>
        </style:tab-stops>
      </style:paragraph-properties>
    </style:style>
    <style:style style:name="T18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8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8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8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8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88" style:parent-style-name="DefaultParagraphFont" style:family="text">
      <style:text-properties style:language-asian="zh" style:country-asian="CN"/>
    </style:style>
    <style:style style:name="P189" style:parent-style-name="Textbody" style:family="paragraph"/>
    <style:style style:name="T190" style:parent-style-name="DefaultParagraphFont" style:family="text">
      <style:text-properties style:font-name="Arial" style:font-name-complex="Arial" style:language-asian="zh" style:country-asian="CN"/>
    </style:style>
    <style:style style:name="T191" style:parent-style-name="DefaultParagraphFont" style:family="text">
      <style:text-properties style:font-name="Arial" style:font-name-complex="Arial"/>
    </style:style>
    <style:style style:name="P192" style:parent-style-name="Textbody" style:family="paragraph">
      <style:text-properties style:font-name="Arial" style:font-name-complex="Arial"/>
    </style:style>
    <style:style style:name="P193" style:parent-style-name="Textbody" style:family="paragraph"/>
    <style:style style:name="P194" style:parent-style-name="Textbody" style:family="paragraph">
      <style:text-properties style:font-name="Arial" style:font-name-complex="Arial"/>
    </style:style>
    <style:style style:name="P195" style:parent-style-name="Textbody" style:family="paragraph"/>
    <style:style style:name="T196" style:parent-style-name="DefaultParagraphFont" style:family="text">
      <style:text-properties style:font-name="Arial" style:font-name-complex="Arial" style:language-asian="zh" style:country-asian="CN"/>
    </style:style>
    <style:style style:name="T197" style:parent-style-name="DefaultParagraphFont" style:family="text">
      <style:text-properties style:font-name="Arial" style:font-name-complex="Arial"/>
    </style:style>
    <style:style style:name="P198" style:parent-style-name="Textbody" style:family="paragraph"/>
    <style:style style:name="P199" style:parent-style-name="Textbody" style:family="paragraph"/>
    <style:style style:name="P200" style:parent-style-name="Textbody" style:family="paragraph"/>
    <style:style style:name="T201" style:parent-style-name="DefaultParagraphFont" style:family="text">
      <style:text-properties style:language-asian="zh" style:country-asian="CN"/>
    </style:style>
    <style:style style:name="P202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3" style:parent-style-name="DefaultParagraphFont" style:family="text">
      <style:text-properties style:font-name="Consolas" style:font-name-asian="Times New Roman" style:font-name-complex="Courier New" fo:color="#404040" style:letter-kerning="false" fo:font-size="9pt" style:font-size-asian="9pt" style:font-size-complex="9pt" style:language-asian="zh" style:country-asian="CN" style:language-complex="ar" style:country-complex="SA"/>
    </style:style>
    <style:style style:name="T204" style:parent-style-name="DefaultParagraphFont" style:family="text">
      <style:text-properties style:font-name="Consolas" style:font-name-asian="Times New Roman" style:font-name-complex="Courier New" fo:color="#666666" style:letter-kerning="false" fo:font-size="9pt" style:font-size-asian="9pt" style:font-size-complex="9pt" style:language-asian="zh" style:country-asian="CN" style:language-complex="ar" style:country-complex="SA"/>
    </style:style>
    <style:style style:name="T205" style:parent-style-name="DefaultParagraphFont" style:family="text">
      <style:text-properties style:font-name="Consolas" style:font-name-asian="Times New Roman" style:font-name-complex="Courier New" fo:color="#404040" style:letter-kerning="false" fo:font-size="9pt" style:font-size-asian="9pt" style:font-size-complex="9pt" style:language-asian="zh" style:country-asian="CN" style:language-complex="ar" style:country-complex="SA"/>
    </style:style>
    <style:style style:name="T206" style:parent-style-name="DefaultParagraphFont" style:family="text">
      <style:text-properties style:font-name="Consolas" style:font-name-asian="Times New Roman" style:font-name-complex="Courier New" fo:color="#666666" style:letter-kerning="false" fo:font-size="9pt" style:font-size-asian="9pt" style:font-size-complex="9pt" style:language-asian="zh" style:country-asian="CN" style:language-complex="ar" style:country-complex="SA"/>
    </style:style>
    <style:style style:name="T207" style:parent-style-name="DefaultParagraphFont" style:family="text">
      <style:text-properties style:font-name="Consolas" style:font-name-asian="Times New Roman" style:font-name-complex="Courier New" fo:color="#404040" style:letter-kerning="false" fo:font-size="9pt" style:font-size-asian="9pt" style:font-size-complex="9pt" style:language-asian="zh" style:country-asian="CN" style:language-complex="ar" style:country-complex="SA"/>
    </style:style>
    <style:style style:name="T208" style:parent-style-name="DefaultParagraphFont" style:family="text">
      <style:text-properties style:font-name="Consolas" style:font-name-asian="Times New Roman" style:font-name-complex="Courier New" fo:color="#666666" style:letter-kerning="false" fo:font-size="9pt" style:font-size-asian="9pt" style:font-size-complex="9pt" style:language-asian="zh" style:country-asian="CN" style:language-complex="ar" style:country-complex="SA"/>
    </style:style>
    <style:style style:name="T209" style:parent-style-name="DefaultParagraphFont" style:family="text">
      <style:text-properties style:font-name="Consolas" style:font-name-asian="Times New Roman" style:font-name-complex="Courier New" fo:color="#404040" style:letter-kerning="false" fo:font-size="9pt" style:font-size-asian="9pt" style:font-size-complex="9pt" style:language-asian="zh" style:country-asian="CN" style:language-complex="ar" style:country-complex="SA"/>
    </style:style>
    <style:style style:name="T210" style:parent-style-name="DefaultParagraphFont" style:family="text">
      <style:text-properties style:font-name="Consolas" style:font-name-asian="Times New Roman" style:font-name-complex="Courier New" fo:color="#666666" style:letter-kerning="false" fo:font-size="9pt" style:font-size-asian="9pt" style:font-size-complex="9pt" style:language-asian="zh" style:country-asian="CN" style:language-complex="ar" style:country-complex="SA"/>
    </style:style>
    <style:style style:name="T211" style:parent-style-name="DefaultParagraphFont" style:family="text">
      <style:text-properties style:font-name="Consolas" style:font-name-asian="Times New Roman" style:font-name-complex="Courier New" fo:color="#404040" style:letter-kerning="false" fo:font-size="9pt" style:font-size-asian="9pt" style:font-size-complex="9pt" style:language-asian="zh" style:country-asian="CN" style:language-complex="ar" style:country-complex="SA"/>
    </style:style>
    <style:style style:name="T212" style:parent-style-name="DefaultParagraphFont" style:family="text">
      <style:text-properties style:font-name="Consolas" style:font-name-asian="Times New Roman" style:font-name-complex="Courier New" fo:color="#666666" style:letter-kerning="false" fo:font-size="9pt" style:font-size-asian="9pt" style:font-size-complex="9pt" style:language-asian="zh" style:country-asian="CN" style:language-complex="ar" style:country-complex="SA"/>
    </style:style>
    <style:style style:name="T213" style:parent-style-name="DefaultParagraphFont" style:family="text">
      <style:text-properties style:font-name="Consolas" style:font-name-asian="Times New Roman" style:font-name-complex="Courier New" fo:color="#404040" style:letter-kerning="false" fo:font-size="9pt" style:font-size-asian="9pt" style:font-size-complex="9pt" style:language-asian="zh" style:country-asian="CN" style:language-complex="ar" style:country-complex="SA"/>
    </style:style>
    <style:style style:name="P214" style:parent-style-name="Textbody" style:family="paragraph">
      <style:text-properties style:font-name="Arial" style:font-name-complex="Arial"/>
    </style:style>
    <style:style style:name="P215" style:parent-style-name="Textbody" style:family="paragraph">
      <style:text-properties style:font-name="Arial" style:font-name-complex="Arial"/>
    </style:style>
    <style:style style:name="P216" style:parent-style-name="Textbody" style:family="paragraph">
      <style:text-properties style:font-name="Arial" style:font-name-complex="Arial"/>
    </style:style>
    <style:style style:name="P217" style:parent-style-name="Textbody" style:family="paragraph">
      <style:text-properties style:font-name="Arial" style:font-name-complex="Arial"/>
    </style:style>
    <style:style style:name="P218" style:parent-style-name="Textbody" style:family="paragraph">
      <style:text-properties style:font-name="Arial" style:font-name-complex="Arial"/>
    </style:style>
    <style:style style:name="P219" style:parent-style-name="Textbody" style:family="paragraph">
      <style:text-properties style:font-name="Arial" style:font-name-complex="Arial"/>
    </style:style>
    <style:style style:name="P220" style:parent-style-name="Textbody" style:family="paragraph">
      <style:text-properties style:font-name="Arial" style:font-name-complex="Arial"/>
    </style:style>
    <style:style style:name="P221" style:parent-style-name="Textbody" style:family="paragraph">
      <style:text-properties style:font-name="Arial" style:font-name-complex="Arial"/>
    </style:style>
    <style:style style:name="P222" style:parent-style-name="Textbody" style:family="paragraph">
      <style:text-properties style:font-name="Arial" style:font-name-complex="Arial"/>
    </style:style>
    <style:style style:name="P223" style:parent-style-name="Textbody" style:family="paragraph">
      <style:text-properties style:font-name="Arial" style:font-name-complex="Arial"/>
    </style:style>
    <style:style style:name="T224" style:parent-style-name="Hyperlink" style:family="text">
      <style:text-properties style:font-name-complex="Times New Roman"/>
    </style:style>
    <style:style style:name="P225" style:parent-style-name="Textbody" style:family="paragraph">
      <style:text-properties style:font-name="Arial" style:font-name-complex="Arial"/>
    </style:style>
    <style:style style:name="P226" style:parent-style-name="Textbody" style:family="paragraph">
      <style:text-properties style:font-name="Arial" style:font-name-complex="Arial"/>
    </style:style>
    <style:style style:name="T227" style:parent-style-name="DefaultParagraphFont" style:family="text">
      <style:text-properties style:language-asian="zh" style:country-asian="CN"/>
    </style:style>
    <style:style style:name="P228" style:parent-style-name="Textbody" style:family="paragraph">
      <style:text-properties style:font-name="Arial" style:font-name-complex="Arial"/>
    </style:style>
    <style:style style:name="P229" style:parent-style-name="Textbody" style:family="paragraph">
      <style:text-properties style:font-name="Arial" style:font-name-complex="Arial"/>
    </style:style>
    <style:style style:name="T230" style:parent-style-name="DefaultParagraphFont" style:family="text">
      <style:text-properties style:language-asian="zh" style:country-asian="CN"/>
    </style:style>
    <style:style style:name="P231" style:parent-style-name="Normal" style:family="paragraph">
      <style:paragraph-properties fo:margin-right="0.5833in"/>
    </style:style>
    <style:style style:name="P232" style:parent-style-name="Textbody" style:family="paragraph">
      <style:text-properties fo:language="en" fo:country="GB"/>
    </style:style>
    <style:style style:name="T233" style:parent-style-name="Hyperlink" style:family="text">
      <style:text-properties fo:language="en" fo:country="GB"/>
    </style:style>
    <style:style style:name="T234" style:parent-style-name="DefaultParagraphFont" style:family="text">
      <style:text-properties style:language-asian="zh" style:country-asian="CN"/>
    </style:style>
    <style:style style:name="P235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6" style:parent-style-name="DefaultParagraphFont" style:family="text">
      <style:text-properties style:font-name="Arial" style:font-name-asian="Times New Roman" style:font-name-complex="Arial" fo:color="#404040" style:letter-kerning="false" fo:font-size="9pt" style:font-size-asian="9pt" style:font-size-complex="9pt" style:language-asian="zh" style:country-asian="CN" style:language-complex="ar" style:country-complex="SA"/>
    </style:style>
    <style:style style:name="T237" style:parent-style-name="DefaultParagraphFont" style:family="text">
      <style:text-properties style:font-name="Arial" style:font-name-asian="Times New Roman" style:font-name-complex="Arial" fo:color="#666666" style:letter-kerning="false" fo:font-size="9pt" style:font-size-asian="9pt" style:font-size-complex="9pt" style:language-asian="zh" style:country-asian="CN" style:language-complex="ar" style:country-complex="SA"/>
    </style:style>
    <style:style style:name="T238" style:parent-style-name="DefaultParagraphFont" style:family="text">
      <style:text-properties style:font-name="Arial" style:font-name-asian="Times New Roman" style:font-name-complex="Arial" fo:color="#404040" style:letter-kerning="false" fo:font-size="9pt" style:font-size-asian="9pt" style:font-size-complex="9pt" style:language-asian="zh" style:country-asian="CN" style:language-complex="ar" style:country-complex="SA"/>
    </style:style>
    <style:style style:name="P239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0" style:parent-style-name="DefaultParagraphFont" style:family="text">
      <style:text-properties style:font-name="Arial" style:font-name-asian="Times New Roman" style:font-name-complex="Arial" fo:color="#404040" style:letter-kerning="false" fo:font-size="9pt" style:font-size-asian="9pt" style:font-size-complex="9pt" style:language-asian="zh" style:country-asian="CN" style:language-complex="ar" style:country-complex="SA"/>
    </style:style>
    <style:style style:name="T241" style:parent-style-name="DefaultParagraphFont" style:family="text">
      <style:text-properties style:font-name="Arial" style:font-name-asian="Times New Roman" style:font-name-complex="Arial" fo:color="#666666" style:letter-kerning="false" fo:font-size="9pt" style:font-size-asian="9pt" style:font-size-complex="9pt" style:language-asian="zh" style:country-asian="CN" style:language-complex="ar" style:country-complex="SA"/>
    </style:style>
    <style:style style:name="T242" style:parent-style-name="DefaultParagraphFont" style:family="text">
      <style:text-properties style:font-name="Arial" style:font-name-asian="Times New Roman" style:font-name-complex="Arial" fo:color="#404040" style:letter-kerning="false" fo:font-size="9pt" style:font-size-asian="9pt" style:font-size-complex="9pt" style:language-asian="zh" style:country-asian="CN" style:language-complex="ar" style:country-complex="SA"/>
    </style:style>
    <style:style style:name="T243" style:parent-style-name="DefaultParagraphFont" style:family="text">
      <style:text-properties style:font-name="Arial" style:font-name-asian="Times New Roman" style:font-name-complex="Arial" fo:color="#666666" style:letter-kerning="false" fo:font-size="9pt" style:font-size-asian="9pt" style:font-size-complex="9pt" style:language-asian="zh" style:country-asian="CN" style:language-complex="ar" style:country-complex="SA"/>
    </style:style>
    <style:style style:name="T244" style:parent-style-name="DefaultParagraphFont" style:family="text">
      <style:text-properties style:font-name="Arial" style:font-name-asian="Times New Roman" style:font-name-complex="Arial" fo:color="#404040" style:letter-kerning="false" fo:font-size="9pt" style:font-size-asian="9pt" style:font-size-complex="9pt" style:language-asian="zh" style:country-asian="CN" style:language-complex="ar" style:country-complex="SA"/>
    </style:style>
    <style:style style:name="P245" style:parent-style-name="ListParagraph" style:family="paragraph"/>
    <style:style style:name="P246" style:parent-style-name="ListParagraph" style:family="paragraph"/>
    <style:style style:name="P247" style:parent-style-name="Normal" style:family="paragraph">
      <style:paragraph-properties fo:margin-right="0.5833in"/>
    </style:style>
    <style:style style:name="P248" style:parent-style-name="Normal" style:family="paragraph">
      <style:paragraph-properties fo:margin-right="0.5833in"/>
    </style:style>
    <style:style style:name="P249" style:parent-style-name="Normal" style:family="paragraph">
      <style:paragraph-properties fo:margin-right="0.5833in"/>
    </style:style>
    <style:style style:name="P250" style:parent-style-name="Normal" style:family="paragraph">
      <style:paragraph-properties fo:margin-right="0.5833in"/>
    </style:style>
    <style:style style:name="P251" style:parent-style-name="Normal" style:family="paragraph">
      <style:paragraph-properties fo:margin-right="0.5833in"/>
    </style:style>
    <style:style style:name="P252" style:parent-style-name="Normal" style:family="paragraph">
      <style:paragraph-properties fo:margin-right="0.5833in"/>
    </style:style>
    <style:style style:name="P253" style:parent-style-name="Normal" style:family="paragraph">
      <style:paragraph-properties fo:margin-right="0.5833in"/>
    </style:style>
    <style:style style:name="P254" style:parent-style-name="Normal" style:family="paragraph">
      <style:paragraph-properties fo:margin-right="0.5833in"/>
    </style:style>
    <style:style style:name="P255" style:parent-style-name="Normal" style:family="paragraph">
      <style:paragraph-properties fo:margin-right="0.5833in"/>
    </style:style>
    <style:style style:name="P256" style:parent-style-name="Normal" style:family="paragraph">
      <style:paragraph-properties fo:margin-right="0.5833in"/>
    </style:style>
    <style:style style:name="P257" style:parent-style-name="Normal" style:family="paragraph">
      <style:paragraph-properties fo:margin-right="0.5833in"/>
    </style:style>
    <style:style style:name="P258" style:parent-style-name="Normal" style:family="paragraph">
      <style:paragraph-properties fo:margin-right="0.5833in"/>
    </style:style>
    <style:style style:name="P259" style:parent-style-name="ListParagraph" style:family="paragraph"/>
    <style:style style:name="P260" style:parent-style-name="Normal" style:family="paragraph">
      <style:paragraph-properties fo:margin-right="0.5833in"/>
    </style:style>
    <style:style style:name="P261" style:parent-style-name="Normal" style:family="paragraph">
      <style:paragraph-properties fo:margin-right="0.5833in"/>
    </style:style>
    <style:style style:name="P262" style:parent-style-name="Normal" style:family="paragraph">
      <style:paragraph-properties fo:margin-right="0.5833in"/>
    </style:style>
    <style:style style:name="P263" style:parent-style-name="Normal" style:family="paragraph">
      <style:paragraph-properties fo:margin-right="0.5833in"/>
    </style:style>
    <style:style style:name="P264" style:parent-style-name="Normal" style:family="paragraph">
      <style:paragraph-properties fo:margin-right="0.5833in"/>
    </style:style>
    <style:style style:name="P265" style:parent-style-name="Normal" style:family="paragraph">
      <style:paragraph-properties fo:margin-right="0.5833in"/>
    </style:style>
    <style:style style:name="P266" style:parent-style-name="Normal" style:family="paragraph">
      <style:paragraph-properties fo:margin-right="0.5833in"/>
    </style:style>
    <style:style style:name="T267" style:parent-style-name="DefaultParagraphFont" style:family="text">
      <style:text-properties style:language-asian="zh" style:country-asian="CN"/>
    </style:style>
    <style:style style:name="P268" style:parent-style-name="Normal" style:family="paragraph">
      <style:paragraph-properties fo:margin-right="0.5833in"/>
    </style:style>
    <style:style style:name="P269" style:parent-style-name="Normal" style:family="paragraph">
      <style:paragraph-properties fo:margin-right="0.5833in"/>
    </style:style>
    <style:style style:name="T270" style:parent-style-name="DefaultParagraphFont" style:family="text">
      <style:text-properties style:language-asian="zh" style:country-asian="CN"/>
    </style:style>
    <style:style style:name="P271" style:parent-style-name="Normal" style:family="paragraph">
      <style:paragraph-properties fo:margin-right="0.5833in"/>
    </style:style>
    <style:style style:name="P272" style:parent-style-name="Normal" style:family="paragraph">
      <style:paragraph-properties fo:margin-right="0.5833in"/>
    </style:style>
    <style:style style:name="P273" style:parent-style-name="Normal" style:family="paragraph">
      <style:paragraph-properties fo:margin-right="0.5833in"/>
    </style:style>
    <style:style style:name="P274" style:parent-style-name="Normal" style:family="paragraph">
      <style:paragraph-properties fo:margin-right="0.5833in"/>
    </style:style>
    <style:style style:name="P275" style:parent-style-name="Normal" style:family="paragraph">
      <style:paragraph-properties fo:margin-right="0.5833in"/>
    </style:style>
    <style:style style:name="P276" style:parent-style-name="Normal" style:family="paragraph">
      <style:paragraph-properties fo:margin-right="0.5833in"/>
    </style:style>
    <style:style style:name="P277" style:parent-style-name="Normal" style:family="paragraph">
      <style:paragraph-properties fo:margin-right="0.5833in"/>
    </style:style>
    <style:style style:name="P278" style:parent-style-name="Textbody" style:family="paragraph"/>
    <style:style style:name="P279" style:parent-style-name="Normal" style:family="paragraph">
      <style:paragraph-properties fo:margin-right="0.5833in"/>
    </style:style>
    <style:style style:name="P280" style:parent-style-name="Normal" style:family="paragraph">
      <style:paragraph-properties fo:margin-right="0.5833in"/>
    </style:style>
    <style:style style:name="P281" style:parent-style-name="Normal" style:family="paragraph">
      <style:paragraph-properties fo:margin-right="0.5833in"/>
    </style:style>
    <style:style style:name="P282" style:parent-style-name="Normal" style:family="paragraph">
      <style:paragraph-properties fo:margin-right="0.5833in"/>
    </style:style>
    <style:style style:name="T283" style:parent-style-name="DefaultParagraphFont" style:family="text">
      <style:text-properties style:font-name="Segoe UI" style:font-name-complex="Segoe UI" fo:color="#172B4D" fo:font-size="10.5pt" style:font-size-asian="10.5pt" style:font-size-complex="10.5pt" fo:background-color="#FFFFFF"/>
    </style:style>
    <style:style style:name="T284" style:parent-style-name="DefaultParagraphFont" style:family="text">
      <style:text-properties style:font-name="Arial" style:font-name-complex="Arial"/>
    </style:style>
    <style:style style:name="T285" style:parent-style-name="DefaultParagraphFont" style:family="text">
      <style:text-properties style:font-name="Arial" style:font-name-complex="Arial"/>
    </style:style>
    <style:style style:name="T286" style:parent-style-name="DefaultParagraphFont" style:family="text">
      <style:text-properties style:font-name="Arial" style:font-name-complex="Arial"/>
    </style:style>
    <style:style style:name="T287" style:parent-style-name="DefaultParagraphFont" style:family="text">
      <style:text-properties style:font-name="Arial" style:font-name-complex="Arial"/>
    </style:style>
    <style:style style:name="T288" style:parent-style-name="DefaultParagraphFont" style:family="text">
      <style:text-properties style:font-name="Arial" style:font-name-complex="Arial"/>
    </style:style>
    <style:style style:name="T289" style:parent-style-name="DefaultParagraphFont" style:family="text">
      <style:text-properties style:font-name="Arial" style:font-name-complex="Arial"/>
    </style:style>
    <style:style style:name="T290" style:parent-style-name="DefaultParagraphFont" style:family="text">
      <style:text-properties style:font-name="Arial" style:font-name-complex="Arial" style:language-asian="zh" style:country-asian="CN"/>
    </style:style>
    <style:style style:name="T291" style:parent-style-name="DefaultParagraphFont" style:family="text">
      <style:text-properties style:font-name="Arial" style:font-name-complex="Arial"/>
    </style:style>
    <style:style style:name="P292" style:parent-style-name="Textbody" style:family="paragraph">
      <style:text-properties style:font-name="Arial" style:font-name-complex="Arial"/>
    </style:style>
    <style:style style:name="P293" style:parent-style-name="Textbody" style:family="paragraph">
      <style:text-properties style:font-name="Arial" style:font-name-complex="Arial"/>
    </style:style>
    <style:style style:name="P294" style:parent-style-name="Textbody" style:family="paragraph">
      <style:text-properties style:font-name="Arial" style:font-name-complex="Arial"/>
    </style:style>
    <style:style style:name="P295" style:parent-style-name="Textbody" style:family="paragraph">
      <style:text-properties style:font-name="Arial" style:font-name-complex="Arial"/>
    </style:style>
    <style:style style:name="P296" style:parent-style-name="Textbody" style:family="paragraph">
      <style:text-properties style:font-name="Arial" style:font-name-complex="Arial"/>
    </style:style>
    <style:style style:name="P297" style:parent-style-name="Textbody" style:family="paragraph">
      <style:text-properties style:font-name="Arial" style:font-name-complex="Arial"/>
    </style:style>
    <style:style style:name="P298" style:parent-style-name="Textbody" style:family="paragraph">
      <style:text-properties style:font-name="Arial" style:font-name-complex="Arial"/>
    </style:style>
    <style:style style:name="P299" style:parent-style-name="Textbody" style:family="paragraph">
      <style:text-properties style:font-name="Arial" style:font-name-complex="Arial"/>
    </style:style>
    <style:style style:name="P300" style:parent-style-name="Textbody" style:family="paragraph">
      <style:text-properties style:font-name="Arial" style:font-name-complex="Arial"/>
    </style:style>
    <style:style style:name="P301" style:parent-style-name="Textbody" style:family="paragraph">
      <style:text-properties style:font-name="Arial" style:font-name-complex="Arial"/>
    </style:style>
    <style:style style:name="P302" style:parent-style-name="Textbody" style:family="paragraph">
      <style:text-properties style:font-name="Arial" style:font-name-complex="Arial"/>
    </style:style>
    <style:style style:name="P303" style:parent-style-name="Textbody" style:family="paragraph">
      <style:text-properties style:font-name="Arial" style:font-name-complex="Arial"/>
    </style:style>
    <style:style style:name="P304" style:parent-style-name="Normal" style:family="paragraph">
      <style:paragraph-properties fo:margin-right="0.5833in"/>
    </style:style>
    <style:style style:name="P305" style:parent-style-name="Normal" style:family="paragraph">
      <style:paragraph-properties fo:margin-right="0.5833in"/>
    </style:style>
    <style:style style:name="P306" style:parent-style-name="Textbody" style:family="paragraph">
      <style:paragraph-properties fo:text-indent="0.1666in"/>
    </style:style>
    <style:style style:name="P307" style:parent-style-name="Normal" style:family="paragraph">
      <style:paragraph-properties fo:margin-right="0.5833in"/>
    </style:style>
    <style:style style:name="P308" style:parent-style-name="Normal" style:family="paragraph">
      <style:paragraph-properties fo:margin-right="0.5833in"/>
    </style:style>
    <style:style style:name="T309" style:parent-style-name="DefaultParagraphFont" style:family="text">
      <style:text-properties style:language-asian="zh" style:country-asian="CN"/>
    </style:style>
    <style:style style:name="P310" style:parent-style-name="Normal" style:family="paragraph">
      <style:paragraph-properties fo:margin-right="0.5833in"/>
    </style:style>
    <style:style style:name="T311" style:parent-style-name="DefaultParagraphFont" style:family="text">
      <style:text-properties style:language-asian="zh" style:country-asian="CN"/>
    </style:style>
    <style:style style:name="P312" style:parent-style-name="Normal" style:family="paragraph">
      <style:paragraph-properties fo:margin-right="0.5833in"/>
    </style:style>
    <style:style style:name="P313" style:parent-style-name="Textbody" style:family="paragraph"/>
    <style:style style:name="P314" style:parent-style-name="Textbody" style:family="paragraph"/>
    <style:style style:name="P315" style:parent-style-name="Textbody" style:family="paragraph"/>
    <style:style style:name="P316" style:parent-style-name="Textbody" style:family="paragraph">
      <style:paragraph-properties fo:text-indent="0.1666in"/>
    </style:style>
    <style:style style:name="P317" style:parent-style-name="Textbody" style:family="paragraph">
      <style:paragraph-properties fo:text-indent="0.1666in"/>
    </style:style>
    <style:style style:name="P318" style:parent-style-name="Textbody" style:family="paragraph">
      <style:paragraph-properties fo:text-indent="0.1666in"/>
    </style:style>
    <style:style style:name="T319" style:parent-style-name="DefaultParagraphFont" style:family="text">
      <style:text-properties style:language-asian="zh" style:country-asian="CN"/>
    </style:style>
    <style:style style:name="T320" style:parent-style-name="DefaultParagraphFont" style:family="text">
      <style:text-properties style:language-asian="zh" style:country-asian="CN"/>
    </style:style>
    <style:style style:name="P321" style:parent-style-name="Textbody" style:family="paragraph">
      <style:paragraph-properties fo:text-indent="0.1666in"/>
    </style:style>
    <style:style style:name="P322" style:parent-style-name="Textbody" style:family="paragraph">
      <style:paragraph-properties fo:text-indent="0.1666in"/>
    </style:style>
    <style:style style:name="P323" style:parent-style-name="Textbody" style:family="paragraph">
      <style:paragraph-properties fo:text-indent="0.1666in"/>
    </style:style>
    <style:style style:name="P324" style:parent-style-name="Textbody" style:family="paragraph">
      <style:paragraph-properties fo:text-indent="0.1666in"/>
    </style:style>
    <style:style style:name="P325" style:parent-style-name="Normal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6" style:parent-style-name="DefaultParagraphFont" style:family="text">
      <style:text-properties style:font-name="Consolas" style:font-name-asian="Times New Roman" style:font-name-complex="Courier New" fo:color="#333333" style:letter-kerning="false" fo:font-size="9pt" style:font-size-asian="9pt" style:font-size-complex="9pt" style:language-asian="zh" style:country-asian="CN" style:language-complex="ar" style:country-complex="SA"/>
    </style:style>
    <style:style style:name="T327" style:parent-style-name="DefaultParagraphFont" style:family="text">
      <style:text-properties style:font-name="Consolas" style:font-name-asian="Times New Roman" style:font-name-complex="Courier New" fo:color="#404040" style:letter-kerning="false" fo:font-size="9pt" style:font-size-asian="9pt" style:font-size-complex="9pt" style:language-asian="zh" style:country-asian="CN" style:language-complex="ar" style:country-complex="SA"/>
    </style:style>
    <style:style style:name="T328" style:parent-style-name="DefaultParagraphFont" style:family="text">
      <style:text-properties style:font-name="Consolas" style:font-name-asian="Times New Roman" style:font-name-complex="Courier New" fo:color="#333333" style:letter-kerning="false" fo:font-size="9pt" style:font-size-asian="9pt" style:font-size-complex="9pt" style:language-asian="zh" style:country-asian="CN" style:language-complex="ar" style:country-complex="SA"/>
    </style:style>
    <style:style style:name="T329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404040" style:letter-kerning="false" fo:font-size="9pt" style:font-size-asian="9pt" style:font-size-complex="9pt" style:language-asian="zh" style:country-asian="CN" style:language-complex="ar" style:country-complex="SA"/>
    </style:style>
    <style:style style:name="T330" style:parent-style-name="DefaultParagraphFont" style:family="text">
      <style:text-properties style:font-name="Consolas" style:font-name-asian="Times New Roman" style:font-name-complex="Courier New" fo:color="#333333" style:letter-kerning="false" fo:font-size="9pt" style:font-size-asian="9pt" style:font-size-complex="9pt" style:language-asian="zh" style:country-asian="CN" style:language-complex="ar" style:country-complex="SA"/>
    </style:style>
    <style:style style:name="T331" style:parent-style-name="DefaultParagraphFont" style:family="text">
      <style:text-properties style:font-name="Consolas" style:font-name-asian="Times New Roman" style:font-name-complex="Courier New" fo:color="#404040" style:letter-kerning="false" fo:font-size="9pt" style:font-size-asian="9pt" style:font-size-complex="9pt" style:language-asian="zh" style:country-asian="CN" style:language-complex="ar" style:country-complex="SA"/>
    </style:style>
    <style:style style:name="T332" style:parent-style-name="DefaultParagraphFont" style:family="text">
      <style:text-properties style:font-name="Consolas" style:font-name-asian="Times New Roman" style:font-name-complex="Courier New" fo:color="#009999" style:letter-kerning="false" fo:font-size="9pt" style:font-size-asian="9pt" style:font-size-complex="9pt" style:language-asian="zh" style:country-asian="CN" style:language-complex="ar" style:country-complex="SA"/>
    </style:style>
    <style:style style:name="T333" style:parent-style-name="DefaultParagraphFont" style:family="text">
      <style:text-properties style:font-name="Consolas" style:font-name-asian="Times New Roman" style:font-name-complex="Courier New" fo:color="#404040" style:letter-kerning="false" fo:font-size="9pt" style:font-size-asian="9pt" style:font-size-complex="9pt" style:language-asian="zh" style:country-asian="CN" style:language-complex="ar" style:country-complex="SA"/>
    </style:style>
    <style:style style:name="T334" style:parent-style-name="hljs-built_in" style:family="text">
      <style:text-properties style:font-name="Consolas" fo:font-size="11.5pt" style:font-size-asian="11.5pt" style:font-size-complex="11.5pt"/>
    </style:style>
    <style:style style:name="T335" style:parent-style-name="DefaultParagraphFont" style:family="text">
      <style:text-properties style:font-name="Consolas" fo:color="#434343" fo:font-size="11.5pt" style:font-size-asian="11.5pt" style:font-size-complex="11.5pt" fo:background-color="#F9F9F9"/>
    </style:style>
    <style:style style:name="T336" style:parent-style-name="hljs-string" style:family="text">
      <style:text-properties style:font-name="Consolas" fo:font-size="11.5pt" style:font-size-asian="11.5pt" style:font-size-complex="11.5pt"/>
    </style:style>
    <style:style style:name="T337" style:parent-style-name="DefaultParagraphFont" style:family="text">
      <style:text-properties style:font-name="Consolas" fo:color="#434343" fo:font-size="11.5pt" style:font-size-asian="11.5pt" style:font-size-complex="11.5pt" fo:background-color="#F9F9F9"/>
    </style:style>
    <style:style style:name="T338" style:parent-style-name="DefaultParagraphFont" style:family="text">
      <style:text-properties style:font-name="Consolas" fo:color="#434343" fo:font-size="11.5pt" style:font-size-asian="11.5pt" style:font-size-complex="11.5pt" fo:background-color="#F9F9F9"/>
    </style:style>
    <style:style style:name="T339" style:parent-style-name="DefaultParagraphFont" style:family="text">
      <style:text-properties style:language-complex="ar" style:country-complex="SA"/>
    </style:style>
    <style:style style:name="T340" style:parent-style-name="DefaultParagraphFont" style:family="text">
      <style:text-properties fo:color="#000000" style:language-complex="ar" style:country-complex="SA"/>
    </style:style>
    <style:style style:name="T341" style:parent-style-name="DefaultParagraphFont" style:family="text">
      <style:text-properties style:language-complex="ar" style:country-complex="SA"/>
    </style:style>
    <style:style style:name="T342" style:parent-style-name="DefaultParagraphFont" style:family="text">
      <style:text-properties fo:color="#000000" style:language-complex="ar" style:country-complex="SA"/>
    </style:style>
    <style:style style:name="T343" style:parent-style-name="DefaultParagraphFont" style:family="text">
      <style:text-properties fo:color="#000000" style:language-complex="ar" style:country-complex="SA"/>
    </style:style>
    <style:style style:name="T344" style:parent-style-name="DefaultParagraphFont" style:family="text">
      <style:text-properties fo:color="#000000" style:language-complex="ar" style:country-complex="SA"/>
    </style:style>
    <style:style style:name="P345" style:parent-style-name="Normal" style:family="paragraph">
      <style:paragraph-properties fo:margin-right="0.5833in"/>
    </style:style>
    <style:style style:name="P346" style:parent-style-name="Normal" style:family="paragraph">
      <style:paragraph-properties fo:margin-right="0.5833in"/>
    </style:style>
    <style:style style:name="P347" style:parent-style-name="Normal" style:family="paragraph">
      <style:paragraph-properties fo:margin-right="0.5833in"/>
    </style:style>
    <style:style style:name="P348" style:parent-style-name="Normal" style:family="paragraph">
      <style:paragraph-properties fo:margin-right="0.5833in"/>
    </style:style>
    <style:style style:name="P349" style:parent-style-name="Normal" style:family="paragraph">
      <style:paragraph-properties fo:margin-right="0.5833in"/>
    </style:style>
    <style:style style:name="P350" style:parent-style-name="Normal" style:family="paragraph">
      <style:paragraph-properties fo:margin-right="0.5833in"/>
    </style:style>
    <style:style style:name="P351" style:parent-style-name="Normal" style:family="paragraph">
      <style:paragraph-properties fo:margin-right="0.5833in"/>
    </style:style>
    <style:style style:name="P352" style:parent-style-name="Normal" style:family="paragraph">
      <style:paragraph-properties fo:margin-right="0.5833in"/>
    </style:style>
    <style:style style:name="P353" style:parent-style-name="Normal" style:family="paragraph">
      <style:paragraph-properties fo:margin-right="0.5833in"/>
    </style:style>
    <style:style style:name="P354" style:parent-style-name="Normal" style:family="paragraph">
      <style:paragraph-properties fo:margin-right="0.5833in"/>
      <style:text-properties style:font-name="Segoe UI" style:font-name-complex="Segoe UI" fo:color="#24292E" fo:font-size="10.5pt" style:font-size-asian="10.5pt" style:font-size-complex="10.5pt" fo:background-color="#FFFFFF"/>
    </style:style>
    <style:style style:name="P355" style:parent-style-name="Normal" style:family="paragraph">
      <style:paragraph-properties fo:margin-right="0.5833in"/>
    </style:style>
    <style:style style:name="P356" style:parent-style-name="Normal" style:family="paragraph">
      <style:paragraph-properties fo:margin-right="0.5833in"/>
    </style:style>
    <style:style style:name="P357" style:parent-style-name="Heading1" style:family="paragraph">
      <style:text-properties style:language-asian="zh" style:country-asian="CN"/>
    </style:style>
    <style:style style:name="P358" style:parent-style-name="Heading2" style:family="paragraph">
      <style:text-properties style:language-asian="zh" style:country-asian="CN"/>
    </style:style>
    <style:style style:name="P359" style:parent-style-name="Heading3" style:family="paragraph">
      <style:text-properties style:language-asian="zh" style:country-asian="CN"/>
    </style:style>
    <style:style style:name="T360" style:parent-style-name="DefaultParagraphFont" style:family="text">
      <style:text-properties style:font-name="Arial" style:font-name-complex="Arial" style:language-asian="zh" style:country-asian="CN"/>
    </style:style>
    <style:style style:name="T361" style:parent-style-name="DefaultParagraphFont" style:family="text">
      <style:text-properties style:language-asian="zh" style:country-asian="CN"/>
    </style:style>
    <style:style style:name="T362" style:parent-style-name="DefaultParagraphFont" style:family="text">
      <style:text-properties style:language-asian="zh" style:country-asian="CN"/>
    </style:style>
    <style:style style:name="T363" style:parent-style-name="DefaultParagraphFont" style:family="text">
      <style:text-properties style:language-asian="zh" style:country-asian="CN"/>
    </style:style>
    <style:style style:name="T364" style:parent-style-name="DefaultParagraphFont" style:family="text">
      <style:text-properties style:language-asian="zh" style:country-asian="CN"/>
    </style:style>
    <style:style style:name="P365" style:parent-style-name="Normal" style:family="paragraph">
      <style:paragraph-properties fo:margin-right="0.5833in"/>
      <style:text-properties style:language-asian="zh" style:country-asian="CN"/>
    </style:style>
    <style:style style:name="P366" style:parent-style-name="Normal" style:family="paragraph">
      <style:paragraph-properties fo:margin-right="0.5833in"/>
    </style:style>
    <style:style style:name="T367" style:parent-style-name="Hyperlink" style:family="text">
      <style:text-properties style:language-asian="zh" style:country-asian="CN"/>
    </style:style>
    <style:style style:name="P368" style:parent-style-name="Normal" style:family="paragraph">
      <style:paragraph-properties fo:margin-right="0.5833in"/>
      <style:text-properties style:language-asian="zh" style:country-asian="CN"/>
    </style:style>
    <style:style style:name="P369" style:parent-style-name="Heading3" style:family="paragraph">
      <style:text-properties style:language-asian="zh" style:country-asian="CN"/>
    </style:style>
    <style:style style:name="P370" style:parent-style-name="Normal" style:family="paragraph">
      <style:paragraph-properties fo:margin-right="0.5833in"/>
      <style:text-properties style:language-asian="zh" style:country-asian="CN"/>
    </style:style>
    <style:style style:name="P371" style:parent-style-name="Normal" style:family="paragraph">
      <style:paragraph-properties fo:margin-right="0.5833in"/>
    </style:style>
    <style:style style:name="T372" style:parent-style-name="Hyperlink" style:family="text">
      <style:text-properties style:language-asian="zh" style:country-asian="CN"/>
    </style:style>
    <style:style style:name="P373" style:parent-style-name="Normal" style:family="paragraph">
      <style:paragraph-properties fo:margin-right="0.5833in"/>
      <style:text-properties style:language-asian="zh" style:country-asian="CN"/>
    </style:style>
    <style:style style:name="P374" style:parent-style-name="Heading2" style:family="paragraph">
      <style:text-properties style:language-asian="zh" style:country-asian="CN"/>
    </style:style>
    <style:style style:name="P375" style:parent-style-name="Heading3" style:family="paragraph">
      <style:text-properties style:language-asian="zh" style:country-asian="CN"/>
    </style:style>
    <style:style style:name="P376" style:parent-style-name="Textbody" style:family="paragraph">
      <style:text-properties style:language-asian="zh" style:country-asian="CN"/>
    </style:style>
    <style:style style:name="P377" style:parent-style-name="Textbody" style:family="paragraph">
      <style:text-properties style:language-asian="zh" style:country-asian="CN"/>
    </style:style>
    <style:style style:name="P378" style:parent-style-name="Textbody" style:family="paragraph">
      <style:text-properties fo:language="nl" fo:country="NL" style:language-asian="zh" style:country-asian="CN"/>
    </style:style>
    <style:style style:name="T379" style:parent-style-name="DefaultParagraphFont" style:family="text">
      <style:text-properties fo:language="nl" fo:country="NL" style:language-asian="zh" style:country-asian="CN"/>
    </style:style>
    <style:style style:name="T380" style:parent-style-name="DefaultParagraphFont" style:family="text">
      <style:text-properties fo:language="nl" fo:country="NL" style:language-asian="zh" style:country-asian="CN"/>
    </style:style>
    <style:style style:name="T381" style:parent-style-name="Hyperlink" style:family="text">
      <style:text-properties fo:language="nl" fo:country="NL"/>
    </style:style>
    <style:style style:name="T382" style:parent-style-name="Hyperlink" style:family="text">
      <style:text-properties fo:language="nl" fo:country="NL"/>
    </style:style>
    <style:style style:name="T383" style:parent-style-name="Hyperlink" style:family="text">
      <style:text-properties fo:language="nl" fo:country="NL"/>
    </style:style>
    <style:style style:name="P384" style:parent-style-name="Textbody" style:family="paragraph">
      <style:text-properties fo:language="nl" fo:country="NL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TOC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TOC5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TOC6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TOC7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TOC8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TOC9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79485133" office:target-frame-name="_top" xlink:show="replace"><text:span text:style-name="Hyperlink">1</text:span><text:span text:style-name="T2"><text:tab/></text:span><text:span text:style-name="Hyperlink">Installation</text:span><text:tab/>3</text:a></text:p>
          <text:p text:style-name="P3"><text:a xlink:href="#_Toc79485134" office:target-frame-name="_top" xlink:show="replace"><text:span text:style-name="Hyperlink">1.1</text:span><text:span text:style-name="T4"><text:tab/></text:span><text:span text:style-name="Hyperlink">C</text:span><text:span text:style-name="T5">ompo</text:span><text:span text:style-name="Hyperlink">nents of FEniCS</text:span><text:tab/>3</text:a></text:p>
          <text:p text:style-name="P6"><text:a xlink:href="#_Toc79485135" office:target-frame-name="_top" xlink:show="replace"><text:span text:style-name="Hyperlink">1.2</text:span><text:span text:style-name="T7"><text:tab/></text:span><text:span text:style-name="Hyperlink">DOLFIN<text:s/></text:span><text:span text:style-name="T8">as</text:span><text:span text:style-name="Hyperlink"><text:s/>an example</text:span><text:tab/>4</text:a></text:p>
          <text:p text:style-name="P9"><text:a xlink:href="#_Toc79485136" office:target-frame-name="_top" xlink:show="replace"><text:span text:style-name="Hyperlink">1.2.1</text:span><text:span text:style-name="T10"><text:tab/></text:span><text:span text:style-name="Hyperlink">Installation</text:span><text:tab/>4</text:a></text:p>
          <text:p text:style-name="P11"><text:a xlink:href="#_Toc79485137" office:target-frame-name="_top" xlink:show="replace"><text:span text:style-name="Hyperlink">1.3</text:span><text:span text:style-name="T12"><text:tab/></text:span><text:span text:style-name="Hyperlink">Installing on Ubuntu</text:span><text:tab/>5</text:a></text:p>
          <text:p text:style-name="P13"><text:a xlink:href="#_Toc79485138" office:target-frame-name="_top" xlink:show="replace"><text:span text:style-name="Hyperlink">1.4</text:span><text:span text:style-name="T14"><text:tab/></text:span><text:span text:style-name="Hyperlink">The tutorial</text:span><text:tab/>5</text:a></text:p>
          <text:p text:style-name="P15"><text:a xlink:href="#_Toc79485139" office:target-frame-name="_top" xlink:show="replace"><text:span text:style-name="Hyperlink">2</text:span><text:span text:style-name="T16"><text:tab/></text:span><text:span text:style-name="Hyperlink">F</text:span><text:span text:style-name="T17">un</text:span><text:span text:style-name="Hyperlink">damentals</text:span><text:tab/>5</text:a></text:p>
          <text:p text:style-name="P18"><text:a xlink:href="#_Toc79485140" office:target-frame-name="_top" xlink:show="replace"><text:span text:style-name="Hyperlink">2.1</text:span><text:span text:style-name="T19"><text:tab/></text:span><text:span text:style-name="Hyperlink">Importing from<text:s/></text:span><text:span text:style-name="Hyperlink">files</text:span><text:tab/>5</text:a></text:p>
          <text:p text:style-name="P20"><text:a xlink:href="#_Toc79485141" office:target-frame-name="_top" xlink:show="replace"><text:span text:style-name="Hyperlink">2.2</text:span><text:span text:style-name="T21"><text:tab/></text:span><text:span text:style-name="Hyperlink">Demos</text:span><text:tab/>6</text:a></text:p>
          <text:p text:style-name="P22"><text:a xlink:href="#_Toc79485142" office:target-frame-name="_top" xlink:show="replace"><text:span text:style-name="Hyperlink">2.3</text:span><text:span text:style-name="T23"><text:tab/></text:span><text:span text:style-name="Hyperlink">FIAT files</text:span><text:tab/>6</text:a></text:p>
          <text:p text:style-name="P24"><text:a xlink:href="#_Toc79485143" office:target-frame-name="_top" xlink:show="replace"><text:span text:style-name="Hyperlink">2.3.1</text:span><text:span text:style-name="T25"><text:tab/></text:span><text:span text:style-name="Hyperlink">Quadrature</text:span><text:tab/>6</text:a></text:p>
          <text:p text:style-name="P26"><text:a xlink:href="#_Toc79485144" office:target-frame-name="_top" xlink:show="replace"><text:span text:style-name="Hyperlink">2.4</text:span><text:span text:style-name="T27"><text:tab/></text:span><text:span text:style-name="Hyperlink">UFL operators</text:span><text:tab/>6</text:a></text:p>
          <text:p text:style-name="P28"><text:a xlink:href="#_Toc79485145" office:target-frame-name="_top" xlink:show="replace"><text:span text:style-name="Hyperlink">2.4.1</text:span><text:span text:style-name="T29"><text:tab/></text:span><text:span text:style-name="Hyperlink">dx</text:span><text:tab/>6</text:a></text:p>
          <text:p text:style-name="P30"><text:a xlink:href="#_Toc79485146" office:target-frame-name="_top" xlink:show="replace"><text:span text:style-name="Hyperlink">2.4.2</text:span><text:span text:style-name="T31"><text:tab/></text:span><text:span text:style-name="Hyperlink">grad()</text:span><text:tab/>6</text:a></text:p>
          <text:p text:style-name="P32"><text:a xlink:href="#_Toc79485147" office:target-frame-name="_top" xlink:show="replace"><text:span text:style-name="Hyperlink">2.4.3</text:span><text:span text:style-name="T33"><text:tab/></text:span><text:span text:style-name="Hyperlink">dot</text:span><text:tab/>7</text:a></text:p>
          <text:p text:style-name="P34"><text:a xlink:href="#_Toc79485148" office:target-frame-name="_top" xlink:show="replace"><text:span text:style-name="Hyperlink">2.4.4</text:span><text:span text:style-name="T35"><text:tab/></text:span><text:span text:style-name="Hyperlink">inner</text:span><text:tab/>7</text:a></text:p>
          <text:p text:style-name="P36"><text:a xlink:href="#_Toc79485149" office:target-frame-name="_top" xlink:show="replace"><text:span text:style-name="Hyperlink">2.4.5</text:span><text:span text:style-name="T37"><text:tab/></text:span><text:span text:style-name="Hyperlink">Cell</text:span><text:tab/>7</text:a></text:p>
          <text:p text:style-name="P38"><text:a xlink:href="#_Toc79485150" office:target-frame-name="_top" xlink:show="replace"><text:span text:style-name="Hyperlink">2.5</text:span><text:span text:style-name="T39"><text:tab/></text:span><text:span text:style-name="Hyperlink">dolphin files</text:span><text:tab/>7</text:a></text:p>
          <text:p text:style-name="P40"><text:a xlink:href="#_Toc79485151" office:target-frame-name="_top" xlink:show="replace"><text:span text:style-name="Hyperlink">2.5.1</text:span><text:span text:style-name="T41"><text:tab/></text:span><text:span text:style-name="Hyperlink">Function, Constant</text:span><text:tab/>7</text:a></text:p>
          <text:p text:style-name="P42"><text:a xlink:href="#_Toc79485152" office:target-frame-name="_top" xlink:show="replace"><text:span text:style-name="Hyperlink">2.5.2</text:span><text:span text:style-name="T43"><text:tab/></text:span><text:span text:style-name="Hyperlink">FunctionSpace</text:span><text:tab/>7</text:a></text:p>
          <text:p text:style-name="P44"><text:a xlink:href="#_Toc79485153" office:target-frame-name="_top" xlink:show="replace"><text:span text:style-name="Hyperlink">2.5.3</text:span><text:span text:style-name="T45"><text:tab/></text:span><text:span text:style-name="Hyperlink">TrialFunction, TestFunction</text:span><text:tab/>7</text:a></text:p>
          <text:p text:style-name="P46"><text:a xlink:href="#_Toc79485154" office:target-frame-name="_top" xlink:show="replace"><text:span text:style-name="Hyperlink">2.5.4</text:span><text:span text:style-name="T47"><text:tab/></text:span><text:span text:style-name="Hyperlink">SpatialCoordinate()</text:span><text:tab/>7</text:a></text:p>
          <text:p text:style-name="P48"><text:a xlink:href="#_Toc79485155" office:target-frame-name="_top" xlink:show="replace"><text:span text:style-name="Hyperlink">2.5.5</text:span><text:span text:style-name="T49"><text:tab/></text:span><text:span text:style-name="Hyperlink">Expression</text:span><text:tab/>8</text:a></text:p>
          <text:p text:style-name="P50"><text:a xlink:href="#_Toc79485156" office:target-frame-name="_top" xlink:show="replace"><text:span text:style-name="Hyperlink">2.5.6</text:span><text:span text:style-name="T51"><text:tab/></text:span><text:span text:style-name="Hyperlink">DirichletBC</text:span><text:tab/>8</text:a></text:p>
          <text:p text:style-name="P52"><text:a xlink:href="#_Toc79485157" office:target-frame-name="_top" xlink:show="replace"><text:span text:style-name="Hyperlink">2.5.7</text:span><text:span text:style-name="T53"><text:tab/></text:span><text:span text:style-name="Hyperlink">solve</text:span><text:tab/>8</text:a></text:p>
          <text:p text:style-name="P54"><text:a xlink:href="#_Toc79485158" office:target-frame-name="_top" xlink:show="replace"><text:span text:style-name="Hyperlink">2.5.8</text:span><text:span text:style-name="T55"><text:tab/></text:span><text:span text:style-name="Hyperlink">assemble</text:span><text:tab/>8</text:a></text:p>
          <text:p text:style-name="P56"><text:a xlink:href="#_Toc79485159" office:target-frame-name="_top" xlink:show="replace"><text:span text:style-name="Hyperlink">2.6</text:span><text:span text:style-name="T57"><text:tab/></text:span><text:span text:style-name="Hyperlink">usr/include/dolfin/</text:span><text:tab/>8</text:a></text:p>
          <text:p text:style-name="P58"><text:a xlink:href="#_Toc79485160" office:target-frame-name="_top" xlink:show="replace"><text:span text:style-name="Hyperlink">3</text:span><text:span text:style-name="T59"><text:tab/></text:span><text:span text:style-name="Hyperlink">A</text:span><text:span text:style-name="T60">ccu</text:span><text:span text:style-name="Hyperlink">racy of integration</text:span><text:tab/>9</text:a></text:p>
          <text:p text:style-name="P61"><text:a xlink:href="#_Toc79485161" office:target-frame-name="_top" xlink:show="replace"><text:span text:style-name="Hyperlink">3.1</text:span><text:span text:style-name="T62"><text:tab/></text:span><text:span text:style-name="Hyperlink">U</text:span><text:span text:style-name="T63">sing</text:span><text:span text:style-name="Hyperlink"><text:s/>an Expression</text:span><text:tab/>9</text:a></text:p>
          <text:p text:style-name="P64"><text:a xlink:href="#_Toc79485162" office:target-frame-name="_top" xlink:show="replace"><text:span text:style-name="Hyperlink">3.2</text:span><text:span text:style-name="T65"><text:tab/></text:span><text:span text:style-name="Hyperlink">Using a direct expression</text:span><text:tab/>9</text:a></text:p>
          <text:p text:style-name="P66"><text:a xlink:href="#_Toc79485163" office:target-frame-name="_top" xlink:show="replace"><text:span text:style-name="Hyperlink">4</text:span><text:span text:style-name="T67"><text:tab/></text:span><text:span text:style-name="Hyperlink">Parameters</text:span><text:tab/>9</text:a></text:p>
          <text:p text:style-name="P68"><text:a xlink:href="#_Toc79485164" office:target-frame-name="_top" xlink:show="replace"><text:span text:style-name="Hyperlink">4.1</text:span><text:span text:style-name="T69"><text:tab/></text:span><text:span text:style-name="Hyperlink">Basics</text:span><text:tab/>9</text:a></text:p>
          <text:p text:style-name="P70"><text:a xlink:href="#_Toc79485165" office:target-frame-name="_top" xlink:show="replace"><text:span text:style-name="Hyperlink">4.1.1</text:span><text:span text:style-name="T71"><text:tab/></text:span><text:span text:style-name="Hyperlink">Printing the name of parameters</text:span><text:tab/>9</text:a></text:p>
          <text:p text:style-name="P72"><text:a xlink:href="#_Toc79485166" office:target-frame-name="_top" xlink:show="replace"><text:span text:style-name="Hyperlink">4.2</text:span><text:span text:style-name="T73"><text:tab/></text:span><text:span text:style-name="Hyperlink">Printing a list of parameters</text:span><text:tab/>9</text:a></text:p>
          <text:p text:style-name="P74"><text:a xlink:href="#_Toc79485167" office:target-frame-name="_top" xlink:show="replace"><text:span text:style-name="Hyperlink">4.2.1</text:span><text:span text:style-name="T75"><text:tab/></text:span><text:span text:style-name="Hyperlink">Printing all parameters</text:span><text:tab/>9</text:a></text:p>
          <text:p text:style-name="P76"><text:a xlink:href="#_Toc79485168" office:target-frame-name="_top" xlink:show="replace"><text:span text:style-name="Hyperlink">4.2.2</text:span><text:span text:style-name="T77"><text:tab/></text:span><text:span text:style-name="Hyperlink">Printing part of the parameters</text:span><text:tab/>9</text:a></text:p>
          <text:p text:style-name="P78"><text:a xlink:href="#_Toc79485169" office:target-frame-name="_top" xlink:show="replace"><text:span text:style-name="Hyperlink">5</text:span><text:span text:style-name="T79"><text:tab/></text:span><text:span text:style-name="Hyperlink">Quadrature rule</text:span><text:tab/>9</text:a></text:p>
          <text:p text:style-name="P80"><text:a xlink:href="#_Toc79485170" office:target-frame-name="_top" xlink:show="replace"><text:span text:style-name="Hyperlink">5.1</text:span><text:span text:style-name="T81"><text:tab/></text:span><text:span text:style-name="Hyperlink">Available quadrature rules</text:span><text:tab/>9</text:a></text:p>
          <text:p text:style-name="P82"><text:a xlink:href="#_Toc79485171" office:target-frame-name="_top" xlink:show="replace"><text:span text:style-name="Hyperlink">5.2</text:span><text:span text:style-name="T83"><text:tab/></text:span><text:span text:style-name="Hyperlink">Te</text:span><text:span text:style-name="Hyperlink">sting the quadrature rule</text:span><text:tab/>9</text:a></text:p>
          <text:p text:style-name="P84"><text:a xlink:href="#_Toc79485172" office:target-frame-name="_top" xlink:show="replace"><text:span text:style-name="Hyperlink">5.3</text:span><text:span text:style-name="T85"><text:tab/></text:span><text:span text:style-name="Hyperlink">Modifying quadrature rules</text:span><text:tab/>10</text:a></text:p>
          <text:p text:style-name="P86"><text:a xlink:href="#_Toc79485173" office:target-frame-name="_top" xlink:show="replace"><text:span text:style-name="Hyperlink">5.3.1</text:span><text:span text:style-name="T87"><text:tab/></text:span><text:span text:style-name="Hyperlink">In parameters</text:span><text:tab/>10</text:a></text:p>
          <text:p text:style-name="P88"><text:a xlink:href="#_Toc79485174" office:target-frame-name="_top" xlink:show="replace"><text:span text:style-name="Hyperlink">6</text:span><text:span text:style-name="T89"><text:tab/></text:span><text:span text:style-name="Hyperlink">Creating the mesh</text:span><text:tab/>10</text:a></text:p>
          <text:p text:style-name="P90"><text:a xlink:href="#_Toc79485175" office:target-frame-name="_top" xlink:show="replace"><text:span text:style-name="Hyperlink">6.1</text:span><text:span text:style-name="T91"><text:tab/></text:span><text:span text:style-name="Hyperlink">Printing the information of the mesh</text:span><text:tab/>11</text:a></text:p>
          <text:p text:style-name="P92"><text:a xlink:href="#_Toc79485176" office:target-frame-name="_top" xlink:show="replace"><text:span text:style-name="Hyperlink">6.1.1</text:span><text:span text:style-name="T93"><text:tab/></text:span><text:span text:style-name="Hyperlink">Dimension of the geometry</text:span><text:tab/>11</text:a></text:p>
          <text:p text:style-name="P94"><text:a xlink:href="#_Toc79485177" office:target-frame-name="_top" xlink:show="replace"><text:span text:style-name="Hyperlink">6.1.2</text:span><text:span text:style-name="T95"><text:tab/></text:span><text:span text:style-name="Hyperlink">Coordinates of the mesh</text:span><text:tab/>11</text:a></text:p>
          <text:p text:style-name="P96"><text:a xlink:href="#_Toc79485178" office:target-frame-name="_top" xlink:show="replace"><text:span text:style-name="Hyperlink">6.1.3</text:span><text:span text:style-name="T97"><text:tab/></text:span><text:span text:style-name="Hyperlink">Other mesh prope</text:span><text:span text:style-name="Hyperlink">rties</text:span><text:tab/>11</text:a></text:p>
          <text:p text:style-name="P98"><text:a xlink:href="#_Toc79485179" office:target-frame-name="_top" xlink:show="replace"><text:span text:style-name="Hyperlink">7</text:span><text:span text:style-name="T99"><text:tab/></text:span><text:span text:style-name="Hyperlink">Function space</text:span><text:tab/>11</text:a></text:p>
          <text:p text:style-name="P100"><text:a xlink:href="#_Toc79485180" office:target-frame-name="_top" xlink:show="replace"><text:span text:style-name="Hyperlink">7.1</text:span><text:span text:style-name="T101"><text:tab/></text:span><text:span text:style-name="Hyperlink">Types of function spaces</text:span><text:tab/>11</text:a></text:p>
          <text:p text:style-name="P102"><text:a xlink:href="#_Toc79485181" office:target-frame-name="_top" xlink:show="replace"><text:span text:style-name="Hyperlink">7.2</text:span><text:span text:style-name="T103"><text:tab/></text:span><text:span text:style-name="Hyperlink">Printing coordinates of the degrees of freedom</text:span><text:tab/>11</text:a></text:p>
          <text:p text:style-name="P104"><text:a xlink:href="#_Toc79485182" office:target-frame-name="_top" xlink:show="replace"><text:span text:style-name="Hyperlink">8</text:span><text:span text:style-name="T105"><text:tab/></text:span><text:span text:style-name="Hyperlink">Assembling the<text:s/></text:span><text:span text:style-name="Hyperlink">system of equations</text:span><text:tab/>12</text:a></text:p>
          <text:p text:style-name="P106"><text:a xlink:href="#_Toc79485183" office:target-frame-name="_top" xlink:show="replace"><text:span text:style-name="Hyperlink">8.1</text:span><text:span text:style-name="T107"><text:tab/></text:span><text:span text:style-name="Hyperlink">Adjusting the quadrature rule</text:span><text:tab/>12</text:a></text:p>
          <text:p text:style-name="P108"><text:a xlink:href="#_Toc79485184" office:target-frame-name="_top" xlink:show="replace"><text:span text:style-name="Hyperlink">8.2</text:span><text:span text:style-name="T109"><text:tab/></text:span><text:span text:style-name="Hyperlink">Implementing the Dirichlet boundary conditions</text:span><text:tab/>12</text:a></text:p>
          <text:p text:style-name="P110"><text:a xlink:href="#_Toc79485185" office:target-frame-name="_top" xlink:show="replace"><text:span text:style-name="Hyperlink">8.3</text:span><text:span text:style-name="T111"><text:tab/></text:span><text:span text:style-name="Hyperlink">Correlation between different<text:s/></text:span><text:span text:style-name="Hyperlink">Expressions</text:span><text:tab/>12</text:a></text:p>
          <text:p text:style-name="P112"><text:a xlink:href="#_Toc79485186" office:target-frame-name="_top" xlink:show="replace"><text:span text:style-name="Hyperlink">8.4</text:span><text:span text:style-name="T113"><text:tab/></text:span><text:span text:style-name="Hyperlink">Operators</text:span><text:tab/>12</text:a></text:p>
          <text:p text:style-name="P114"><text:a xlink:href="#_Toc79485187" office:target-frame-name="_top" xlink:show="replace"><text:span text:style-name="Hyperlink">8.4.1</text:span><text:span text:style-name="T115"><text:tab/></text:span><text:span text:style-name="Hyperlink">project() vs interpolate()</text:span><text:tab/>12</text:a></text:p>
          <text:p text:style-name="P116"><text:a xlink:href="#_Toc79485188" office:target-frame-name="_top" xlink:show="replace"><text:span text:style-name="Hyperlink">8.5</text:span><text:span text:style-name="T117"><text:tab/></text:span><text:span text:style-name="Hyperlink">Printing information on the system of equations</text:span><text:tab/>13</text:a></text:p>
          <text:p text:style-name="P118"><text:a xlink:href="#_Toc79485189" office:target-frame-name="_top" xlink:show="replace"><text:span text:style-name="Hyperlink">9</text:span><text:span text:style-name="T119"><text:tab/></text:span><text:span text:style-name="Hyperlink">Boundar</text:span><text:span text:style-name="Hyperlink">y condition</text:span><text:tab/>13</text:a></text:p>
          <text:p text:style-name="P120"><text:a xlink:href="#_Toc79485190" office:target-frame-name="_top" xlink:show="replace"><text:span text:style-name="Hyperlink">9.1</text:span><text:span text:style-name="T121"><text:tab/></text:span><text:span text:style-name="Hyperlink">Defining Dirichlet <text:s/>boundary conditions</text:span><text:tab/>13</text:a></text:p>
          <text:p text:style-name="P122"><text:a xlink:href="#_Toc79485191" office:target-frame-name="_top" xlink:show="replace"><text:span text:style-name="Hyperlink">9.2</text:span><text:span text:style-name="T123"><text:tab/></text:span><text:span text:style-name="Hyperlink">Printing information of boundary conditions</text:span><text:tab/>13</text:a></text:p>
          <text:p text:style-name="P124"><text:a xlink:href="#_Toc79485192" office:target-frame-name="_top" xlink:show="replace"><text:span text:style-name="Hyperlink">9.3</text:span><text:span text:style-name="T125"><text:tab/></text:span><text:span text:style-name="Hyperlink">I</text:span><text:span text:style-name="T126">mple</text:span><text:span text:style-name="Hyperlink">menting the Neumann boundary condition on</text:span><text:span text:style-name="Hyperlink"><text:s/>part of the boundary</text:span><text:tab/>13</text:a></text:p>
          <text:p text:style-name="P127"><text:a xlink:href="#_Toc79485193" office:target-frame-name="_top" xlink:show="replace"><text:span text:style-name="Hyperlink">10</text:span><text:span text:style-name="T128"><text:tab/></text:span><text:span text:style-name="Hyperlink">Solving</text:span><text:tab/>13</text:a></text:p>
          <text:p text:style-name="P129"><text:a xlink:href="#_Toc79485194" office:target-frame-name="_top" xlink:show="replace"><text:span text:style-name="Hyperlink">10.1</text:span><text:span text:style-name="T130"><text:tab/></text:span><text:span text:style-name="Hyperlink">Basics</text:span><text:tab/>13</text:a></text:p>
          <text:p text:style-name="P131"><text:a xlink:href="#_Toc79485195" office:target-frame-name="_top" xlink:show="replace"><text:span text:style-name="Hyperlink">10.2</text:span><text:span text:style-name="T132"><text:tab/></text:span><text:span text:style-name="Hyperlink">High-level solver interface</text:span><text:tab/>14</text:a></text:p>
          <text:p text:style-name="P133"><text:a xlink:href="#_Toc79485196" office:target-frame-name="_top" xlink:show="replace"><text:span text:style-name="Hyperlink">10.2.1</text:span><text:span text:style-name="T134"><text:tab/></text:span><text:span text:style-name="Hyperlink">Solving linear<text:s/></text:span><text:span text:style-name="Hyperlink">variational problems.</text:span><text:tab/>14</text:a></text:p>
          <text:p text:style-name="P135"><text:a xlink:href="#_Toc79485197" office:target-frame-name="_top" xlink:show="replace"><text:span text:style-name="Hyperlink">10.3</text:span><text:span text:style-name="T136"><text:tab/></text:span><text:span text:style-name="Hyperlink">Low-level solver interface</text:span><text:tab/>14</text:a></text:p>
          <text:p text:style-name="P137"><text:a xlink:href="#_Toc79485198" office:target-frame-name="_top" xlink:show="replace"><text:span text:style-name="Hyperlink">10.3.1</text:span><text:span text:style-name="T138"><text:tab/></text:span><text:span text:style-name="Hyperlink">Adjusting the solver parameters</text:span><text:tab/>15</text:a></text:p>
          <text:p text:style-name="P139"><text:a xlink:href="#_Toc79485199" office:target-frame-name="_top" xlink:show="replace"><text:span text:style-name="Hyperlink">10.4</text:span><text:span text:style-name="T140"><text:tab/></text:span><text:span text:style-name="Hyperlink">Explicit assembling</text:span><text:tab/>15</text:a></text:p>
          <text:p text:style-name="P141"><text:a xlink:href="#_Toc79485200" office:target-frame-name="_top" xlink:show="replace"><text:span text:style-name="Hyperlink">10</text:span><text:span text:style-name="Hyperlink">.4.1</text:span><text:span text:style-name="T142"><text:tab/></text:span><text:span text:style-name="Hyperlink">Printing information</text:span><text:tab/>15</text:a></text:p>
          <text:p text:style-name="P143"><text:a xlink:href="#_Toc79485201" office:target-frame-name="_top" xlink:show="replace"><text:span text:style-name="Hyperlink">10.5</text:span><text:span text:style-name="T144"><text:tab/></text:span><text:span text:style-name="Hyperlink">Solving complex-valued PDE</text:span><text:tab/>16</text:a></text:p>
          <text:p text:style-name="P145"><text:a xlink:href="#_Toc79485202" office:target-frame-name="_top" xlink:show="replace"><text:span text:style-name="Hyperlink">10.6</text:span><text:span text:style-name="T146"><text:tab/></text:span><text:span text:style-name="Hyperlink">Printing the solution</text:span><text:tab/>16</text:a></text:p>
          <text:p text:style-name="P147"><text:a xlink:href="#_Toc79485203" office:target-frame-name="_top" xlink:show="replace"><text:span text:style-name="Hyperlink">10.6.1</text:span><text:span text:style-name="T148"><text:tab/></text:span><text:span text:style-name="Hyperlink">Using u.vector().get_local()</text:span><text:tab/>16</text:a></text:p>
          <text:p text:style-name="P149"><text:a xlink:href="#_Toc79485204" office:target-frame-name="_top" xlink:show="replace"><text:span text:style-name="Hyperlink">10.6.2</text:span><text:span text:style-name="T150"><text:tab/></text:span><text:span text:style-name="Hyperlink">Using u.vector().array()</text:span><text:tab/>16</text:a></text:p>
          <text:p text:style-name="P151"><text:a xlink:href="#_Toc79485205" office:target-frame-name="_top" xlink:show="replace"><text:span text:style-name="T152">11</text:span><text:span text:style-name="T153"><text:tab/></text:span><text:span text:style-name="T154">Computing the error</text:span><text:tab/>16</text:a></text:p>
          <text:p text:style-name="P155"><text:a xlink:href="#_Toc79485206" office:target-frame-name="_top" xlink:show="replace"><text:span text:style-name="T156">11.1</text:span><text:span text:style-name="T157"><text:tab/></text:span><text:span text:style-name="T158">Different types of reference solution</text:span><text:tab/>16</text:a></text:p>
          <text:p text:style-name="P159"><text:a xlink:href="#_Toc79485207" office:target-frame-name="_top" xlink:show="replace"><text:span text:style-name="T160">11.1.1</text:span><text:span text:style-name="T161"><text:tab/></text:span><text:span text:style-name="T162">Exact<text:s/></text:span><text:span text:style-name="T163">solution known</text:span><text:tab/>16</text:a></text:p>
          <text:p text:style-name="P164"><text:a xlink:href="#_Toc79485208" office:target-frame-name="_top" xlink:show="replace"><text:span text:style-name="T165">11.1.2</text:span><text:span text:style-name="T166"><text:tab/></text:span><text:span text:style-name="T167">Exact solution not known</text:span><text:tab/>16</text:a></text:p>
          <text:p text:style-name="P168"><text:a xlink:href="#_Toc79485209" office:target-frame-name="_top" xlink:show="replace"><text:span text:style-name="T169">11.2</text:span><text:span text:style-name="T170"><text:tab/></text:span><text:span text:style-name="T171">Processing the exact solution</text:span><text:tab/>16</text:a></text:p>
          <text:p text:style-name="P172"><text:a xlink:href="#_Toc79485210" office:target-frame-name="_top" xlink:show="replace"><text:span text:style-name="T173">11.2.1</text:span><text:span text:style-name="T174"><text:tab/></text:span><text:span text:style-name="T175">In the form of an Expression</text:span><text:tab/>16</text:a></text:p>
          <text:p text:style-name="P176"><text:a xlink:href="#_Toc79485211" office:target-frame-name="_top" xlink:show="replace"><text:span text:style-name="Hyperlink">11</text:span><text:span text:style-name="Hyperlink">.2.2</text:span><text:span text:style-name="T177"><text:tab/></text:span><text:span text:style-name="Hyperlink">Expansion of the Expression</text:span><text:tab/>17</text:a></text:p>
          <text:p text:style-name="P178"><text:a xlink:href="#_Toc79485212" office:target-frame-name="_top" xlink:show="replace"><text:span text:style-name="Hyperlink">12</text:span><text:span text:style-name="T179"><text:tab/></text:span><text:span text:style-name="Hyperlink">Outputting information</text:span><text:tab/>17</text:a></text:p>
          <text:p text:style-name="P180"><text:a xlink:href="#_Toc79485213" office:target-frame-name="_top" xlink:show="replace"><text:span text:style-name="Hyperlink">12.1</text:span><text:span text:style-name="T181"><text:tab/></text:span><text:span text:style-name="Hyperlink">Coordinates of degrees of freedom</text:span><text:tab/>17</text:a></text:p>
          <text:p text:style-name="P182"><text:a xlink:href="#_Toc79485214" office:target-frame-name="_top" xlink:show="replace"><text:span text:style-name="Hyperlink">12.2</text:span><text:span text:style-name="T183"><text:tab/></text:span><text:span text:style-name="Hyperlink">Solution on degrees of freedom</text:span><text:tab/>17</text:a></text:p>
          <text:p text:style-name="P184"><text:a xlink:href="#_Toc79485215" office:target-frame-name="_top" xlink:show="replace"><text:span text:style-name="Hyperlink">12.2.1</text:span><text:span text:style-name="T185"><text:tab/></text:span><text:span text:style-name="Hyperlink">Using get_local()</text:span><text:tab/>17</text:a></text:p>
          <text:p text:style-name="P186"><text:a xlink:href="#_Toc79485216" office:target-frame-name="_top" xlink:show="replace"><text:span text:style-name="Hyperlink">12.2.2</text:span><text:span text:style-name="T187"><text:tab/></text:span><text:span text:style-name="Hyperlink">Using project()</text:span><text:tab/>17</text:a></text:p>
        </text:index-body>
      </text:table-of-content>
      <text:h text:style-name="Heading1" text:outline-level="1"><text:bookmark-start text:name="_Toc56609806"/><text:bookmark-start text:name="_Toc75959123"/><text:bookmark-start text:name="_Toc76851274"/><text:bookmark-start text:name="_Toc76907293"/><text:bookmark-start text:name="_Toc77275598"/><text:bookmark-end text:name="_Toc56609806"/><text:s/><text:bookmark-start text:name="_Toc78820224"/><text:bookmark-start text:name="_Toc79485133"/><text:bookmark-start text:name="_Toc78019398"/><text:bookmark-start text:name="_Toc78119003"/><text:bookmark-start text:name="_Toc78660833"/>Installation<text:bookmark-end text:name="_Toc78820224"/><text:bookmark-end text:name="_Toc79485133"/></text:h>
      <text:h text:style-name="Heading2" text:outline-level="2"><text:bookmark-start text:name="_Toc78820225"/><text:bookmark-start text:name="_Toc79485134"/>C<text:span text:style-name="T188">ompo</text:span>nents of FEniCS<text:bookmark-end text:name="_Toc78820225"/><text:bookmark-end text:name="_Toc79485134"/></text:h>
      <text:p text:style-name="Normal">FEniCS has the following components:</text:p>
      <text:list text:style-name="LFO23" text:continue-numbering="true">
        <text:list-item>
          <text:p text:style-name="P189">FFC</text:p>
        </text:list-item>
      </text:list>
      <text:p text:style-name="Textbody">Generating efficient C++ code from high-level mathematical<text:s/>abstractions.</text:p>
      <text:p text:style-name="Textbody">Location:</text:p>
      <text:p text:style-name="Textbody"><text:span text:style-name="T190">u</text:span><text:span text:style-name="T191">sr/lib/python3/dist-packages/ffc/</text:span></text:p>
      <text:p text:style-name="P192"/>
      <text:list text:style-name="LFO23" text:continue-numbering="true">
        <text:list-item>
          <text:p text:style-name="P193">FIAT</text:p>
        </text:list-item>
      </text:list>
      <text:p text:style-name="Textbody">Generating finite element basis functions.</text:p>
      <text:p text:style-name="Textbody">The function locations can be found in<text:s/></text:p>
      <text:p text:style-name="P194">usr/lib/python3/dist-packages/FIAT/</text:p>
      <text:p text:style-name="Textbody"/>
      <text:list text:style-name="LFO23" text:continue-numbering="true">
        <text:list-item>
          <text:p text:style-name="P195">UFL</text:p>
        </text:list-item>
      </text:list>
      <text:p text:style-name="Textbody">Expressing variational problems using the abstract<text:s/>mathematical language.</text:p>
      <text:p text:style-name="Textbody">Location:</text:p>
      <text:p text:style-name="Textbody"><text:span text:style-name="T196">u</text:span><text:span text:style-name="T197">sr/lib/python3/dist-packages/ufl/</text:span></text:p>
      <text:list text:style-name="LFO23" text:continue-numbering="true">
        <text:list-item>
          <text:p text:style-name="P198">DOLFIN</text:p>
        </text:list-item>
      </text:list>
      <text:p text:style-name="Textbody">The computational high-performance C++ backend of FEniCS.</text:p>
      <text:p text:style-name="Normal">Location:</text:p>
      <text:p text:style-name="Textbody">/usr/lib/petscdir/3.7.7/x86_64-linux-gnu-real/lib/python3/dist-packages/dolfin/</text:p>
      <text:p text:style-name="Textbody"/>
      <text:soft-page-break/>
      <text:list text:style-name="LFO23" text:continue-numbering="true">
        <text:list-item>
          <text:p text:style-name="P199">mshr</text:p>
        </text:list-item>
        <text:list-item>
          <text:p text:style-name="P200">Dijitso</text:p>
        </text:list-item>
      </text:list>
      <text:p text:style-name="Textbody">See page 3 in the tutorial.</text:p>
      <text:p text:style-name="Textbody"/>
      <text:p text:style-name="Textbody">Note that, the files in FFC and FIAT cannot be modified without permission.</text:p>
      <text:p text:style-name="Textbody"/>
      <text:h text:style-name="Heading2" text:outline-level="2"><text:bookmark-start text:name="_Toc79485135"/>DOLFIN<text:s/><text:span text:style-name="T201">as</text:span><text:s/>an example<text:bookmark-end text:name="_Toc79485135"/></text:h>
      <text:p text:style-name="Textbody">In can be checked that all python files in the folder fem/ can be found in</text:p>
      <text:p text:style-name="Textbody">dolfin/python/dolfin/fem</text:p>
      <text:p text:style-name="Textbody">which is in the folder for the installation.</text:p>
      <text:p text:style-name="Textbody"/>
      <text:p text:style-name="Textbody">By<text:s/>comparing the names of all the subfolders, we assume the python files in all the subfolders can be found in the subfolders of<text:s/></text:p>
      <text:p text:style-name="Textbody">dolfin/python/dolfin/</text:p>
      <text:p text:style-name="Textbody"/>
      <text:h text:style-name="Heading3" text:outline-level="3"><text:bookmark-start text:name="_Toc79485136"/>Installation<text:bookmark-end text:name="_Toc79485136"/></text:h>
      <text:p text:style-name="Textbody">In wsl_jie, creating a subdirectory test2/. In this directory, input the command<text:s/>below:</text:p>
      <text:p text:style-name="P202"><text:span text:style-name="T203">git clone https:</text:span><text:span text:style-name="T204">//</text:span><text:span text:style-name="T205">bitbucket</text:span><text:span text:style-name="T206">.</text:span><text:span text:style-name="T207">org</text:span><text:span text:style-name="T208">/</text:span><text:span text:style-name="T209">fenics</text:span><text:span text:style-name="T210">-</text:span><text:span text:style-name="T211">project</text:span><text:span text:style-name="T212">/</text:span><text:span text:style-name="T213">dolfin</text:span></text:p>
      <text:p text:style-name="Textbody">which will clone the dolfin repository.</text:p>
      <text:p text:style-name="Textbody"/>
      <text:p text:style-name="Textbody">Next,</text:p>
      <text:p text:style-name="P214">cd dolfin</text:p>
      <text:p text:style-name="P215">mkdir build</text:p>
      <text:p text:style-name="P216">cd build</text:p>
      <text:p text:style-name="P217">cmake -DCMAKE_INSTALL_PREFIX=$PWD/../local ..</text:p>
      <text:p text:style-name="P218">make install</text:p>
      <text:p text:style-name="Textbody">Note that, we install dolfin in the local folder.</text:p>
      <text:p text:style-name="Textbody"><text:a xlink:href="https://bitbucket.org/fenics-project/dolfin/src/master/INSTALL" office:target-frame-name="_top" xlink:show="replace"><text:span text:style-name="Hyperlink">https://bitbucket.org/fenics-project/dolfin/src/master/INSTALL</text:span></text:a></text:p>
      <text:p text:style-name="Textbody"/>
      <text:p text:style-name="Textbody">In the installation process, the output of the first lines is as follows:</text:p>
      <text:p text:style-name="P219">[ <text:s/>0%] Compiling form Poisson1D.ufl <text:s text:c="4"/><text:s text:c="171"/>Using the function create_quadrature() <text:s text:c="46"/><text:s text:c="126"/>Using the function _fiat_scheme() <text:s text:c="96"/><text:s text:c="81"/>[ <text:s/>0%] Compiling form Poisson2D.ufl <text:s text:c="139"/><text:s text:c="36"/>Using the function create_quadrature() <text:s text:c="172"/>Using the<text:s/>function _triangle_scheme() <text:s text:c="173"/><text:soft-page-break/>[ <text:s/>0%] Compiling form Poisson3D.ufl <text:s text:c="18"/><text:s text:c="157"/>Using the function create_quadrature() <text:s text:c="60"/><text:s text:c="256"/><text:s text:c="41"/>[ <text:s/>0%] Built target compile_ale_forms <text:s text:c="11"/></text:p>
      <text:p text:style-name="Textbody"/>
      <text:p text:style-name="Textbody">As can be seen, this process requires the functions in the folders of FIAT and ufc.</text:p>
      <text:p text:style-name="Textbody"/>
      <text:p text:style-name="Textbody">We are able to build up the cpp executable files in<text:s/></text:p>
      <text:p text:style-name="Textbody">dolfin/local/share/dolfin/demo/documented/poisson/cpp</text:p>
      <text:p text:style-name="Textbody"/>
      <text:p text:style-name="Textbody"/>
      <text:p text:style-name="Textbody">However, we do not find the python version of the source code.</text:p>
      <text:p text:style-name="Textbody"/>
      <text:p text:style-name="Textbody"/>
      <text:p text:style-name="Textbody"/>
      <text:h text:style-name="Heading2" text:outline-level="2"><text:bookmark-start text:name="_Toc78820226"/><text:bookmark-start text:name="_Toc79485137"/>Installing on Ubuntu<text:bookmark-end text:name="_Toc78820226"/><text:bookmark-end text:name="_Toc79485137"/></text:h>
      <text:p text:style-name="Textbody"/>
      <text:p text:style-name="P220">sudo apt-get install software-properties-common</text:p>
      <text:p text:style-name="P221">sudo add-apt-repository ppa:fenics-packages/fenics</text:p>
      <text:p text:style-name="P222">sudo apt-get update</text:p>
      <text:p text:style-name="P223">sudo apt-get<text:s/>install fenics</text:p>
      <text:p text:style-name="Textbody"><text:a xlink:href="https://fenicsproject.org/download/" office:target-frame-name="_top" xlink:show="replace"><text:span text:style-name="T224">https://fenicsproject.org/download/</text:span></text:a></text:p>
      <text:p text:style-name="P225"/>
      <text:p text:style-name="Normal"/>
      <text:p text:style-name="P226"/>
      <text:h text:style-name="Heading2" text:outline-level="2"><text:bookmark-start text:name="_Toc78820227"/><text:bookmark-start text:name="_Toc79485138"/>The tutorial<text:bookmark-end text:name="_Toc78019398"/><text:bookmark-end text:name="_Toc78119003"/><text:bookmark-end text:name="_Toc78660833"/><text:bookmark-end text:name="_Toc78820227"/><text:bookmark-end text:name="_Toc79485138"/></text:h>
      <text:p text:style-name="Normal">The tutorial refers to fenics-tutorial-vol1.pdf</text:p>
      <text:h text:style-name="Heading1" text:outline-level="1"><text:bookmark-start text:name="_Toc78019399"/><text:bookmark-start text:name="_Toc78119004"/><text:bookmark-start text:name="_Toc78660834"/><text:bookmark-start text:name="_Toc78820228"/><text:bookmark-start text:name="_Toc79485139"/>F<text:span text:style-name="T227">un</text:span>damentals<text:bookmark-end text:name="_Toc75959123"/><text:bookmark-end text:name="_Toc76851274"/><text:bookmark-end text:name="_Toc76907293"/><text:bookmark-end text:name="_Toc77275598"/><text:bookmark-end text:name="_Toc78019399"/><text:bookmark-end text:name="_Toc78119004"/><text:bookmark-end text:name="_Toc78660834"/><text:bookmark-end text:name="_Toc78820228"/><text:bookmark-end text:name="_Toc79485139"/></text:h>
      <text:h text:style-name="Heading2" text:outline-level="2"><text:bookmark-start text:name="_Toc78820229"/><text:bookmark-start text:name="_Toc79485140"/><text:bookmark-start text:name="_Toc77275611"/><text:bookmark-start text:name="_Toc78019400"/><text:bookmark-start text:name="_Toc78119005"/><text:bookmark-start text:name="_Toc78660835"/><text:bookmark-start text:name="__RefHeading___Toc30272_2070464257"/><text:bookmark-start text:name="_Toc55399050"/>Importing from files<text:bookmark-end text:name="_Toc78820229"/><text:bookmark-end text:name="_Toc79485140"/></text:h>
      <text:p text:style-name="Textbody">The following command</text:p>
      <text:p text:style-name="P228">from dolfin import *</text:p>
      <text:p text:style-name="Textbody">can be<text:s/>found in most source files.</text:p>
      <text:p text:style-name="Textbody"/>
      <text:p text:style-name="Textbody">The file folder dolfin means<text:s/></text:p>
      <text:p text:style-name="Textbody">/usr/lib/petscdir/3.7.7/x86_64-linux-gnu-real/lib/python3/dist-packages/dolfin/</text:p>
      <text:soft-page-break/>
      <text:p text:style-name="Textbody">It can be replace by</text:p>
      <text:p text:style-name="P229">from dolfin.__init__ import *</text:p>
      <text:p text:style-name="Textbody"/>
      <text:p text:style-name="Textbody"/>
      <text:h text:style-name="Heading2" text:outline-level="2"><text:bookmark-start text:name="_Toc79485141"/>Demos<text:bookmark-end text:name="_Toc79485141"/></text:h>
      <text:p text:style-name="Textbody">Location:</text:p>
      <text:p text:style-name="Textbody">/usr/share/dolfin/demo-python/documented</text:p>
      <text:p text:style-name="Textbody"/>
      <text:h text:style-name="Heading2" text:outline-level="2"><text:span text:style-name="T230">ffc</text:span><text:s/>files</text:h>
      <text:h text:style-name="Heading3" text:outline-level="3">automatically selection of the quadrature degree</text:h>
      <text:p text:style-name="Textbody">the file can be found in<text:s/></text:p>
      <text:p text:style-name="Textbody">/usr/lib/python3/dist-packages/ffc/analysis.py</text:p>
      <text:p text:style-name="Textbody"/>
      <text:p text:style-name="Textbody">In this file, there is a function _autoselect_quadrature_degree(), which forbids<text:s/>the quadrature degree to be smaller than “-1”.</text:p>
      <text:p text:style-name="Textbody"/>
      <text:h text:style-name="Heading2" text:outline-level="2"><text:bookmark-start text:name="_Toc78820235"/><text:bookmark-start text:name="_Toc79485142"/>FIAT files<text:bookmark-end text:name="_Toc78820235"/><text:bookmark-end text:name="_Toc79485142"/></text:h>
      <text:p text:style-name="Textbody">Location:</text:p>
      <text:p text:style-name="Normal">/usr/lib/python3/dist-packages/FIAT</text:p>
      <text:h text:style-name="Heading3" text:outline-level="3"><text:bookmark-start text:name="_Toc75959129"/><text:bookmark-start text:name="_Toc76851280"/><text:bookmark-start text:name="_Toc76907299"/><text:bookmark-start text:name="_Toc77275604"/><text:bookmark-start text:name="_Toc78019408"/><text:bookmark-start text:name="_Toc78119013"/><text:bookmark-start text:name="_Toc78660843"/><text:bookmark-start text:name="_Toc78820236"/><text:bookmark-start text:name="_Toc79485143"/>Quadrature<text:bookmark-end text:name="_Toc75959129"/><text:bookmark-end text:name="_Toc76851280"/><text:bookmark-end text:name="_Toc76907299"/><text:bookmark-end text:name="_Toc77275604"/><text:bookmark-end text:name="_Toc78019408"/><text:bookmark-end text:name="_Toc78119013"/><text:bookmark-end text:name="_Toc78660843"/><text:bookmark-end text:name="_Toc78820236"/><text:bookmark-end text:name="_Toc79485143"/></text:h>
      <text:p text:style-name="Normal"/>
      <text:p text:style-name="Normal">The quadrature degree is based on the element degree.</text:p>
      <text:p text:style-name="Normal">The quadrature degree is to exactly reproduce a polynomial of which the degree is as<text:s/>high as possible.</text:p>
      <text:p text:style-name="Normal"/>
      <text:p text:style-name="Normal"><text:a xlink:href="https://fenicsproject.org/qa/10991/expression-degree-and-quadrature-rules/" office:target-frame-name="_top" xlink:show="replace"><text:span text:style-name="Hyperlink">https://fenicsproject.org/qa/10991/expression-degree-and-quadrature-rules/</text:span></text:a></text:p>
      <text:p text:style-name="P231"/>
      <text:p text:style-name="Textbody"/>
      <text:h text:style-name="Heading2" text:outline-level="2"><text:bookmark-start text:name="_Toc78820230"/><text:bookmark-start text:name="_Toc79485144"/>UFL<text:bookmark-end text:name="_Toc77275611"/><text:s/>operators<text:bookmark-end text:name="_Toc78019400"/><text:bookmark-end text:name="_Toc78119005"/><text:bookmark-end text:name="_Toc78660835"/><text:bookmark-end text:name="_Toc78820230"/><text:bookmark-end text:name="_Toc79485144"/></text:h>
      <text:p text:style-name="Textbody">Location:</text:p>
      <text:p text:style-name="Textbody">/usr/lib/python3/dist-packages/ufl</text:p>
      <text:p text:style-name="Textbody"/>
      <text:p text:style-name="P232">An introduction of Unified Form Language (UFL) can be found on</text:p>
      <text:p text:style-name="Textbody"><text:a xlink:href="https://fenics.readthedocs.io/projects/ufl/en/latest/manual/form_language.html" office:target-frame-name="_top" xlink:show="replace"><text:span text:style-name="T233">https://fenics.readthedocs.io/projects/ufl/en/latest/manual/form_language.html</text:span></text:a></text:p>
      <text:p text:style-name="Textbody">Confirmed on July 14, 2021</text:p>
      <text:p text:style-name="Textbody"/>
      <text:h text:style-name="Heading3" text:outline-level="3"><text:bookmark-start text:name="_Toc79485145"/><text:soft-page-break/>dx<text:bookmark-end text:name="_Toc79485145"/></text:h>
      <text:p text:style-name="Textbody">A measure used for computing the integral over the interior of \Omega.</text:p>
      <text:p text:style-name="Textbody">Besides this, we have ds, ect.</text:p>
      <text:p text:style-name="Textbody"/>
      <text:p text:style-name="Normal">T<text:span text:style-name="T234">he</text:span><text:s/>following functions can be found in operators.py</text:p>
      <text:h text:style-name="Heading3" text:outline-level="3"><text:bookmark-start text:name="_Toc76851286"/><text:bookmark-start text:name="_Toc76907305"/><text:bookmark-start text:name="_Toc77275616"/><text:bookmark-start text:name="_Toc78019401"/><text:bookmark-start text:name="_Toc78119006"/><text:bookmark-start text:name="_Toc78660836"/><text:bookmark-start text:name="_Toc78820231"/><text:bookmark-start text:name="_Toc79485146"/>grad()<text:bookmark-end text:name="_Toc76851286"/><text:bookmark-end text:name="_Toc76907305"/><text:bookmark-end text:name="_Toc77275616"/><text:bookmark-end text:name="_Toc78019401"/><text:bookmark-end text:name="_Toc78119006"/><text:bookmark-end text:name="_Toc78660836"/><text:bookmark-end text:name="_Toc78820231"/><text:bookmark-end text:name="_Toc79485146"/></text:h>
      <text:p text:style-name="Textbody">This function further calls the class Grad(), which is located in<text:s/>/ufl/differentiation.py</text:p>
      <text:p text:style-name="Textbody">This function can be used on both Function and an object created by eval().</text:p>
      <text:p text:style-name="Textbody"/>
      <text:p text:style-name="Textbody">To access its component, we can use</text:p>
      <text:p text:style-name="P235"><text:span text:style-name="T236">Dfi<text:s/></text:span><text:span text:style-name="T237">=</text:span><text:span text:style-name="T238"><text:s/>grad(f)[i]</text:span></text:p>
      <text:p text:style-name="P239"><text:span text:style-name="T240">Dfi<text:s/></text:span><text:span text:style-name="T241">=</text:span><text:span text:style-name="T242"><text:s/>f</text:span><text:span text:style-name="T243">.</text:span><text:span text:style-name="T244">dx(i)</text:span></text:p>
      <text:p text:style-name="Textbody">See the same website above.</text:p>
      <text:p text:style-name="Textbody"/>
      <text:list text:style-name="LFO24" text:continue-numbering="true">
        <text:list-item>
          <text:p text:style-name="P245"><text:bookmark-start text:name="_Toc76851287"/><text:bookmark-start text:name="_Toc76907306"/><text:bookmark-start text:name="_Toc77275617"/>Difference between inner() and dot()<text:bookmark-end text:name="_Toc76851287"/><text:bookmark-end text:name="_Toc76907306"/><text:bookmark-end text:name="_Toc77275617"/></text:p>
        </text:list-item>
      </text:list>
      <text:p text:style-name="Textbody">Not clear for me</text:p>
      <text:p text:style-name="Textbody"><text:a xlink:href="https://fenicsproject.org/qa/595/difference-inner-dot/" office:target-frame-name="_top" xlink:show="replace"><text:span text:style-name="Hyperlink">https://fenicsproject.org/qa/595/difference-inner-dot/</text:span></text:a></text:p>
      <text:p text:style-name="Textbody"/>
      <text:h text:style-name="Heading3" text:outline-level="3"><text:bookmark-start text:name="_Toc78019402"/><text:bookmark-start text:name="_Toc78119007"/><text:bookmark-start text:name="_Toc78660837"/><text:bookmark-start text:name="_Toc78820232"/><text:bookmark-start text:name="_Toc79485147"/>dot<text:bookmark-end text:name="_Toc78019402"/><text:bookmark-end text:name="_Toc78119007"/><text:bookmark-end text:name="_Toc78660837"/><text:bookmark-end text:name="_Toc78820232"/><text:bookmark-end text:name="_Toc79485147"/></text:h>
      <text:p text:style-name="Textbody">An introduction on what dot and inner, see the next section, do can be found in</text:p>
      <text:p text:style-name="Textbody"><text:a xlink:href="https://fenics.readthedocs.io/projects/ufl/en/latest/manual/form_language.html" office:target-frame-name="_top" xlink:show="replace"><text:span text:style-name="Hyperlink">https://fenics.readthedocs.io/projects/ufl/en/latest/manual/form_language.html</text:span></text:a></text:p>
      <text:p text:style-name="Textbody"/>
      <text:h text:style-name="Heading3" text:outline-level="3"><text:bookmark-start text:name="_Toc78019403"/><text:bookmark-start text:name="_Toc78119008"/><text:bookmark-start text:name="_Toc78660838"/><text:bookmark-start text:name="_Toc78820233"/><text:bookmark-start text:name="_Toc79485148"/>inner<text:bookmark-end text:name="_Toc78019403"/><text:bookmark-end text:name="_Toc78119008"/><text:bookmark-end text:name="_Toc78660838"/><text:bookmark-end text:name="_Toc78820233"/><text:bookmark-end text:name="_Toc79485148"/></text:h>
      <text:p text:style-name="Textbody">It seems that inner has the same argument type with assemble.</text:p>
      <text:p text:style-name="Textbody"/>
      <text:p text:style-name="Normal"><text:bookmark-start text:name="_Toc75959128"/><text:bookmark-start text:name="_Toc76851279"/><text:bookmark-start text:name="_Toc76907298"/><text:bookmark-start text:name="_Toc77275603"/>The following entities can be found in cell<text:bookmark-end text:name="_Toc75959128"/><text:bookmark-end text:name="_Toc76851279"/><text:bookmark-end text:name="_Toc76907298"/><text:bookmark-end text:name="_Toc77275603"/>.py</text:p>
      <text:h text:style-name="Heading3" text:outline-level="3"><text:bookmark-start text:name="_Toc78019404"/><text:bookmark-start text:name="_Toc78119009"/><text:bookmark-start text:name="_Toc78660839"/><text:bookmark-start text:name="_Toc78820234"/><text:bookmark-start text:name="_Toc79485149"/>Cell<text:bookmark-end text:name="_Toc78019404"/><text:bookmark-end text:name="_Toc78119009"/><text:bookmark-end text:name="_Toc78660839"/><text:bookmark-end text:name="_Toc78820234"/><text:bookmark-end text:name="_Toc79485149"/></text:h>
      <text:p text:style-name="Textbody"/>
      <text:h text:style-name="Heading2" text:outline-level="2"><text:bookmark-start text:name="_Toc78019405"/><text:bookmark-start text:name="_Toc78119010"/><text:bookmark-start text:name="_Toc78660840"/><text:bookmark-start text:name="_Toc78820237"/><text:bookmark-start text:name="_Toc79485150"/>dolphin files<text:bookmark-end text:name="_Toc78019405"/><text:bookmark-end text:name="_Toc78119010"/><text:bookmark-end text:name="_Toc78660840"/><text:bookmark-end text:name="_Toc78820237"/><text:bookmark-end text:name="_Toc79485150"/></text:h>
      <text:p text:style-name="Normal">Location:</text:p>
      <text:p text:style-name="Textbody">/usr/lib/petscdir/3.7.7/x86_64-linux-gnu-real/lib/python3/dist-packages/dolfin/</text:p>
      <text:p text:style-name="Textbody"/>
      <text:p text:style-name="Textbody">In the subfolder function/, the following classes or functions can be found:<text:s/></text:p>
      <text:h text:style-name="Heading3" text:outline-level="3"><text:bookmark-start text:name="_Toc78820238"/><text:bookmark-start text:name="_Toc79485151"/><text:soft-page-break/>Function, Constant<text:bookmark-end text:name="_Toc78820238"/><text:bookmark-end text:name="_Toc79485151"/></text:h>
      <text:p text:style-name="Textbody">File name is the same with the class name.</text:p>
      <text:p text:style-name="Textbody">Not knowing<text:s/>exactly what this class does.</text:p>
      <text:p text:style-name="Textbody"/>
      <text:h text:style-name="Heading3" text:outline-level="3"><text:bookmark-start text:name="_Toc78820239"/><text:bookmark-start text:name="_Toc79485152"/>FunctionSpace<text:bookmark-end text:name="_Toc78820239"/><text:bookmark-end text:name="_Toc79485152"/></text:h>
      <text:p text:style-name="Textbody">File name is the same with the class name.</text:p>
      <text:p text:style-name="Textbody"/>
      <text:h text:style-name="Heading3" text:outline-level="3"><text:bookmark-start text:name="_Toc78820240"/><text:bookmark-start text:name="_Toc79485153"/>TrialFunction, TestFunction<text:bookmark-end text:name="_Toc78820240"/><text:bookmark-end text:name="_Toc79485153"/></text:h>
      <text:p text:style-name="Normal">File name reads argument.py</text:p>
      <text:p text:style-name="Textbody"/>
      <text:h text:style-name="Heading3" text:outline-level="3"><text:bookmark-start text:name="_Toc78820241"/><text:bookmark-start text:name="_Toc79485154"/>SpatialCoordinate()<text:bookmark-end text:name="_Toc78820241"/><text:bookmark-end text:name="_Toc79485154"/></text:h>
      <text:p text:style-name="Normal">File name reads specialfunctions.py.</text:p>
      <text:p text:style-name="Textbody"/>
      <text:p text:style-name="Textbody">In the subfolder fem/, the following classes are defined:</text:p>
      <text:h text:style-name="Heading3" text:outline-level="3"><text:bookmark-start text:name="_Toc78019409"/><text:bookmark-start text:name="_Toc78119014"/><text:bookmark-start text:name="_Toc78660844"/><text:bookmark-start text:name="_Toc78820242"/><text:bookmark-start text:name="_Toc79485155"/><text:bookmark-start text:name="_Toc75959126"/><text:bookmark-start text:name="_Toc76851277"/><text:bookmark-start text:name="_Toc76907296"/><text:bookmark-start text:name="_Toc77275601"/>Expression<text:bookmark-end text:name="_Toc78019409"/><text:bookmark-end text:name="_Toc78119014"/><text:bookmark-end text:name="_Toc78660844"/><text:bookmark-end text:name="_Toc78820242"/><text:bookmark-end text:name="_Toc79485155"/></text:h>
      <text:list text:style-name="LFO25" text:continue-numbering="true">
        <text:list-item>
          <text:p text:style-name="P246"><text:bookmark-start text:name="_Toc78019410"/><text:bookmark-start text:name="_Toc78119015"/><text:bookmark-start text:name="_Toc78660845"/>Element degree<text:bookmark-end text:name="_Toc78019410"/><text:bookmark-end text:name="_Toc78119015"/><text:bookmark-end text:name="_Toc78660845"/></text:p>
        </text:list-item>
      </text:list>
      <text:p text:style-name="Textbody">The element degree must be set when defining an Expression.</text:p>
      <text:p text:style-name="Textbody"/>
      <text:p text:style-name="P247">The element degree in the Expression object is not only for estimating the quadrature degree being used but also for the interpolation stuff.</text:p>
      <text:p text:style-name="P248"/>
      <text:p text:style-name="P249">Remark: not<text:s/>approved.</text:p>
      <text:p text:style-name="P250"/>
      <text:p text:style-name="P251"><text:a xlink:href="https://fenicsproject.org/qa/1684/how-to-increase-the-order-of-the-quadrature/" office:target-frame-name="_top" xlink:show="replace"><text:span text:style-name="Hyperlink">https://fenicsproject.org/qa/1684/how-to-increase-the-order-of-the-quadrature/</text:span></text:a></text:p>
      <text:p text:style-name="P252"/>
      <text:p text:style-name="P253">In the interpolation process, the element degree in the FE space to be interpolated has a higher priority.<text:tab/><text:tab/><text:tab/><text:tab/>Aug. 30, 2021</text:p>
      <text:p text:style-name="P254"/>
      <text:p text:style-name="P255"/>
      <text:p text:style-name="P256">An Expression is interpolated into a FE space before the quadrature is carried out.</text:p>
      <text:p text:style-name="P257"><text:a xlink:href="https://fenicsproject.org/qa/10991/expression-degree-and-quadrature-rules/" office:target-frame-name="_top" xlink:show="replace"><text:span text:style-name="Hyperlink">https://fenicsproject.o</text:span><text:span text:style-name="Hyperlink">rg/qa/10991/expression-degree-and-quadrature-rules/</text:span></text:a></text:p>
      <text:p text:style-name="P258"/>
      <text:list text:style-name="LFO25" text:continue-numbering="true">
        <text:list-item>
          <text:p text:style-name="P259"><text:bookmark-start text:name="_Toc78119016"/><text:bookmark-start text:name="_Toc78660846"/>Being represented by a ufl function of the coordinate<text:bookmark-end text:name="_Toc78119016"/><text:bookmark-end text:name="_Toc78660846"/></text:p>
        </text:list-item>
      </text:list>
      <text:p text:style-name="P260">In this case, the Expression will not be interpolated.</text:p>
      <text:p text:style-name="P261"><text:a xlink:href="https://fenicsproject.org/qa/10991/expression-degree-and-quadrature-rules/" office:target-frame-name="_top" xlink:show="replace"><text:span text:style-name="Hyperlink">ht</text:span><text:span text:style-name="Hyperlink">tps://fenicsproject.org/qa/10991/expression-degree-and-quadrature-rules/</text:span></text:a></text:p>
      <text:h text:style-name="Heading3" text:outline-level="3"><text:bookmark-start text:name="_Toc78820243"/><text:bookmark-start text:name="_Toc79485156"/><text:soft-page-break/>DirichletBC<text:bookmark-end text:name="_Toc78820243"/><text:bookmark-end text:name="_Toc79485156"/></text:h>
      <text:h text:style-name="Heading3" text:outline-level="3"><text:bookmark-start text:name="_Toc78820244"/><text:bookmark-start text:name="_Toc79485157"/>solve<text:bookmark-end text:name="_Toc75959126"/><text:bookmark-end text:name="_Toc76851277"/><text:bookmark-end text:name="_Toc76907296"/><text:bookmark-end text:name="_Toc77275601"/><text:bookmark-end text:name="_Toc78820244"/><text:bookmark-end text:name="_Toc79485157"/></text:h>
      <text:h text:style-name="Heading3" text:outline-level="3"><text:bookmark-start text:name="_Toc78820245"/><text:bookmark-start text:name="_Toc79485158"/>assemble<text:bookmark-end text:name="_Toc78820245"/><text:bookmark-end text:name="_Toc79485158"/></text:h>
      <text:p text:style-name="P262">This function creates an object of Assembler.</text:p>
      <text:p text:style-name="P263"/>
      <text:p text:style-name="P264">The class is declared in usr/include/dolphin/fem/Assembler.h</text:p>
      <text:p text:style-name="P265"/>
      <text:p text:style-name="P266"/>
      <text:h text:style-name="Heading2" text:outline-level="2"><text:bookmark-start text:name="_Toc78820246"/><text:bookmark-start text:name="_Toc79485159"/>usr/include/dolfin/<text:bookmark-end text:name="_Toc78820246"/><text:bookmark-end text:name="_Toc79485159"/></text:h>
      <text:p text:style-name="Textbody">Many C++ header file can be found in this folder.</text:p>
      <text:p text:style-name="Textbody">The files in this folder is protected from modifying without permission.</text:p>
      <text:p text:style-name="Textbody"/>
      <text:p text:style-name="Textbody">It can be checked that all the C++ header files in the folder fem/ can be found in<text:s/></text:p>
      <text:p text:style-name="Textbody">dolfin/dolfin/fem</text:p>
      <text:p text:style-name="Textbody">which is in the folder for installation.</text:p>
      <text:p text:style-name="Textbody"/>
      <text:p text:style-name="Textbody">The<text:s/>latter also contains files of the .cpp extension, which defines the functions declared in the classes in the header files.</text:p>
      <text:h text:style-name="Heading1" text:outline-level="1">Popular functions</text:h>
      <text:h text:style-name="Heading2" text:outline-level="2">eval()</text:h>
      <text:p text:style-name="Textbody">This function receives an expression. For example,</text:p>
      <text:p text:style-name="Textbody">an_expression = eval("x[0]")</text:p>
      <text:h text:style-name="Heading2" text:outline-level="2">assemble()</text:h>
      <text:p text:style-name="Textbody"/>
      <text:h text:style-name="Heading1" text:outline-level="1"><text:bookmark-start text:name="_Toc78820247"/><text:bookmark-start text:name="_Toc79485160"/>A<text:span text:style-name="T267">ccu</text:span>racy of integration<text:bookmark-end text:name="_Toc78820247"/><text:bookmark-end text:name="_Toc79485160"/></text:h>
      <text:p text:style-name="P268">The note can be found on page 131 in the tutorial.</text:p>
      <text:p text:style-name="P269"/>
      <text:h text:style-name="Heading2" text:outline-level="2"><text:bookmark-start text:name="_Toc78820248"/><text:bookmark-start text:name="_Toc79485161"/>U<text:span text:style-name="T270">sing</text:span><text:s/>an Expression<text:bookmark-end text:name="_Toc78820248"/><text:bookmark-end text:name="_Toc79485161"/></text:h>
      <text:p text:style-name="P271">It can be verified that when using the Expression for computing an integral, the accuracy of the integration is determined by the element degree of the Expression.</text:p>
      <text:p text:style-name="P272"/>
      <text:p text:style-name="P273">For different element degrees, the errors are different.</text:p>
      <text:p text:style-name="P274"/>
      <text:h text:style-name="Heading2" text:outline-level="2"><text:bookmark-start text:name="_Toc78820249"/><text:bookmark-start text:name="_Toc79485162"/><text:soft-page-break/>Using a direct expression<text:bookmark-end text:name="_Toc78820249"/><text:bookmark-end text:name="_Toc79485162"/></text:h>
      <text:p text:style-name="P275">In this case, the accuracy of the integration is determined by the degree given to dx.</text:p>
      <text:p text:style-name="P276"/>
      <text:p text:style-name="P277">The degree argument is not necessary for dx.</text:p>
      <text:h text:style-name="Heading1" text:outline-level="1"><text:bookmark-start text:name="_Toc78019411"/><text:bookmark-start text:name="_Toc78119017"/><text:bookmark-start text:name="_Toc78660847"/><text:bookmark-start text:name="_Toc78820250"/><text:bookmark-start text:name="_Toc79485163"/>Parameters<text:bookmark-end text:name="_Toc78019411"/><text:bookmark-end text:name="_Toc78119017"/><text:bookmark-end text:name="_Toc78660847"/><text:bookmark-end text:name="_Toc78820250"/><text:bookmark-end text:name="_Toc79485163"/></text:h>
      <text:h text:style-name="Heading2" text:outline-level="2">Default values</text:h>
      <text:list text:style-name="LFO26" text:continue-numbering="true">
        <text:list-item>
          <text:p text:style-name="P278">quadrature degree</text:p>
        </text:list-item>
      </text:list>
      <text:p text:style-name="Textbody">Its value in the assembling process is 2 * p;</text:p>
      <text:p text:style-name="Textbody">Its value in the error-computing process is 2 * (p+1).</text:p>
      <text:h text:style-name="Heading2" text:outline-level="2">Setting values of parameters</text:h>
      <text:p text:style-name="Textbody">parameters["form_compiler"]["quadrature_degree"] = degree_custom + id_quad_incre_assem</text:p>
      <text:p text:style-name="Textbody">parameters["form_compiler"]["quadrature_rule"] = 'default'</text:p>
      <text:p text:style-name="Textbody"/>
      <text:h text:style-name="Heading2" text:outline-level="2">Printing content of parameters</text:h>
      <text:h text:style-name="Heading3" text:outline-level="3"><text:bookmark-start text:name="_Toc78019413"/><text:bookmark-start text:name="_Toc78119019"/><text:bookmark-start text:name="_Toc78660849"/><text:bookmark-start text:name="_Toc78820252"/><text:bookmark-start text:name="_Toc79485165"/>Printing the name of parameters<text:bookmark-end text:name="_Toc78019413"/><text:bookmark-end text:name="_Toc78119019"/><text:bookmark-end text:name="_Toc78660849"/><text:bookmark-end text:name="_Toc78820252"/><text:bookmark-end text:name="_Toc79485165"/></text:h>
      <text:p text:style-name="Textbody">Print(parameters.name())<text:bookmark-start text:name="_Toc78019415"/><text:bookmark-start text:name="_Toc78119021"/><text:bookmark-start text:name="_Toc78660851"/><text:bookmark-start text:name="_Toc78820254"/><text:bookmark-start text:name="_Toc79485167"/></text:p>
      <text:p text:style-name="Textbody"/>
      <text:h text:style-name="Heading3" text:outline-level="3">Printing all parameters<text:bookmark-end text:name="_Toc78019415"/><text:bookmark-end text:name="_Toc78119021"/><text:bookmark-end text:name="_Toc78660851"/><text:bookmark-end text:name="_Toc78820254"/><text:bookmark-end text:name="_Toc79485167"/></text:h>
      <text:p text:style-name="P279">info(parameters,True)</text:p>
      <text:p text:style-name="P280"><text:a xlink:href="https://fenicsproject.org/qa/10462/there-published-list-dolfin-parameters-parameter-options/" office:target-frame-name="_top" xlink:show="replace"><text:span text:style-name="Hyperlink">https://fenicsproject.org/qa/10462/there-published-list-dolfin-parameters-parameter-options/</text:span></text:a></text:p>
      <text:p text:style-name="P281"/>
      <text:h text:style-name="Heading3" text:outline-level="3"><text:bookmark-start text:name="_Toc78019416"/><text:bookmark-start text:name="_Toc78119022"/><text:bookmark-start text:name="_Toc78660852"/><text:bookmark-start text:name="_Toc78820255"/><text:bookmark-start text:name="_Toc79485168"/>Printing part of the parameters<text:bookmark-end text:name="_Toc78019416"/><text:bookmark-end text:name="_Toc78119022"/><text:bookmark-end text:name="_Toc78660852"/><text:bookmark-end text:name="_Toc78820255"/><text:bookmark-end text:name="_Toc79485168"/></text:h>
      <text:p text:style-name="Textbody"/>
      <text:p text:style-name="Textbody">print("quadrature_degree:" ,parameters["form_compiler"]["quadrature_degree"])</text:p>
      <text:p text:style-name="Textbody">print("quadrature_rule:" ,parameters["form_compiler"]["quadrature_rule"])</text:p>
      <text:p text:style-name="Textbody"/>
      <text:p text:style-name="Textbody">info(parameters[“lu_solver”], True)</text:p>
      <text:p text:style-name="P282"/>
      <text:h text:style-name="Heading1" text:outline-level="1"><text:bookmark-start text:name="_Toc78019417"/><text:bookmark-start text:name="_Toc78119023"/><text:bookmark-start text:name="_Toc78660853"/><text:bookmark-start text:name="_Toc78820256"/><text:bookmark-start text:name="_Toc79485169"/>Quadrature rule<text:bookmark-end text:name="_Toc78019417"/><text:bookmark-end text:name="_Toc78119023"/><text:bookmark-end text:name="_Toc78660853"/><text:bookmark-end text:name="_Toc78820256"/><text:bookmark-end text:name="_Toc79485169"/></text:h>
      <text:h text:style-name="Heading2" text:outline-level="2"><text:bookmark-start text:name="_Toc78019418"/><text:bookmark-start text:name="_Toc78119024"/><text:bookmark-start text:name="_Toc78660854"/><text:bookmark-start text:name="_Toc78820257"/><text:bookmark-start text:name="_Toc79485170"/>Available quadrature rules<text:bookmark-end text:name="_Toc78019418"/><text:bookmark-end text:name="_Toc78119024"/><text:bookmark-end text:name="_Toc78660854"/><text:bookmark-end text:name="_Toc78820257"/><text:bookmark-end text:name="_Toc79485170"/></text:h>
      <text:p text:style-name="Textbody">We can choose from three schemes:<text:s/><text:span text:style-name="T283">"default", "canonical", and "vertex".</text:span></text:p>
      <text:p text:style-name="Textbody"><text:a xlink:href="https://bitbucket.org/fenics-project/dolfin/issues/955/support-for-arbitrary-quadrature-rules" office:target-frame-name="_top" xlink:show="replace"><text:span text:style-name="Hyperlink">https://bitbucket.org/fenics-project/dolfin/issues/955/support-for-arbitrary-quadrature-rules</text:span></text:a></text:p>
      <text:p text:style-name="Textbody"/>
      <text:h text:style-name="Heading2" text:outline-level="2"><text:bookmark-start text:name="_Toc78019419"/><text:bookmark-start text:name="_Toc78119025"/><text:bookmark-start text:name="_Toc78660855"/><text:bookmark-start text:name="_Toc78820258"/><text:bookmark-start text:name="_Toc79485171"/><text:soft-page-break/>Testing the quadrature rule<text:bookmark-end text:name="_Toc78019419"/><text:bookmark-end text:name="_Toc78119025"/><text:bookmark-end text:name="_Toc78660855"/><text:bookmark-end text:name="_Toc78820258"/><text:bookmark-end text:name="_Toc79485171"/></text:h>
      <text:p text:style-name="Textbody"/>
      <text:p text:style-name="Textbody"><text:span text:style-name="T284">from ffc.fiatinterface import create_quadrature</text:span><text:span text:style-name="T285"><text:tab/></text:span><text:span text:style-name="T286"><text:tab/></text:span><text:span text:style-name="T287"><text:tab/></text:span><text:span text:style-name="T288"><text:tab/>#</text:span><text:span text:style-name="T289"><text:s/></text:span><text:span text:style-name="T290">ne</text:span><text:span text:style-name="T291">cessary</text:span></text:p>
      <text:p text:style-name="P292"/>
      <text:p text:style-name="P293">shape = "interval"</text:p>
      <text:p text:style-name="P294">degree = degree_custom</text:p>
      <text:p text:style-name="P295">scheme="default"</text:p>
      <text:p text:style-name="P296"/>
      <text:p text:style-name="P297">(points, weights) = create_quadrature(shape, degree, scheme)</text:p>
      <text:p text:style-name="P298"/>
      <text:p text:style-name="P299">np.set_printoptions(precision = 4)</text:p>
      <text:p text:style-name="P300"/>
      <text:p text:style-name="P301">print("points:")</text:p>
      <text:p text:style-name="P302">for i in points:</text:p>
      <text:p text:style-name="P303"><text:s text:c="4"/>print(i, end = '\n')</text:p>
      <text:p text:style-name="Textbody"/>
      <text:p text:style-name="Textbody">print("weights:")</text:p>
      <text:p text:style-name="Textbody">for i in weights:</text:p>
      <text:p text:style-name="Textbody"><text:s text:c="4"/>print("{:2.2e}".format(i), end = '\n')</text:p>
      <text:p text:style-name="P304"><text:a xlink:href="https://fenicsproject.discourse.group/t/how-to-get-quadrature-points-and-their-weights/3523" office:target-frame-name="_top" xlink:show="replace"><text:span text:style-name="Hyperlink">https://fenicsproject.discourse.group/t/how-to-get-quadrature-points</text:span><text:span text:style-name="Hyperlink">-and-their-weights/3523</text:span></text:a></text:p>
      <text:p text:style-name="P305"/>
      <text:p text:style-name="Textbody"/>
      <text:h text:style-name="Heading2" text:outline-level="2"><text:bookmark-start text:name="_Toc78019420"/><text:bookmark-start text:name="_Toc78119026"/><text:bookmark-start text:name="_Toc78660856"/><text:bookmark-start text:name="_Toc78820259"/><text:bookmark-start text:name="_Toc79485172"/>Modifying quadrature rules<text:bookmark-end text:name="_Toc78019420"/><text:bookmark-end text:name="_Toc78119026"/><text:bookmark-end text:name="_Toc78660856"/><text:bookmark-end text:name="_Toc78820259"/><text:bookmark-end text:name="_Toc79485172"/><text:s/></text:h>
      <text:h text:style-name="Heading3" text:outline-level="3"><text:bookmark-start text:name="_Toc78019421"/><text:bookmark-start text:name="_Toc78119027"/><text:bookmark-start text:name="_Toc78660857"/><text:bookmark-start text:name="_Toc78820260"/><text:bookmark-start text:name="_Toc79485173"/>In parameters<text:bookmark-end text:name="_Toc78019421"/><text:bookmark-end text:name="_Toc78119027"/><text:bookmark-end text:name="_Toc78660857"/><text:bookmark-end text:name="_Toc78820260"/><text:bookmark-end text:name="_Toc79485173"/></text:h>
      <text:p text:style-name="Textbody"><text:s text:c="4"/>parameters["form_compiler"]["quadrature_degree"] = degree_custom + 2</text:p>
      <text:p text:style-name="P306">parameters["form_compiler"]["quadrature_rule"] = 'default'</text:p>
      <text:p text:style-name="Textbody"/>
      <text:p text:style-name="Textbody"><text:a xlink:href="https://fenicsproject.org/olddocs/dolfin/2016.2.0/python/programmers-reference/cpp/common/Parameters.html" office:target-frame-name="_top" xlink:show="replace"><text:span text:style-name="Hyperlink">https://fenicsproject.org/olddocs/dolfin/2016.2.0/python/programmers-reference/cpp/common/Parameters.html</text:span></text:a></text:p>
      <text:p text:style-name="Textbody"/>
      <text:p text:style-name="Textbody">These commands set the quadrature rule globally.</text:p>
      <text:p text:style-name="Textbody"><text:a xlink:href="https://fenicsproject.org/qa/655/question-about-quadratures-rules/" office:target-frame-name="_top" xlink:show="replace"><text:span text:style-name="Hyperlink">https://fenicsproject.org/qa/655/question-about-quadratures-rules/</text:span></text:a></text:p>
      <text:p text:style-name="P307"/>
      <text:h text:style-name="Heading1" text:outline-level="1"><text:bookmark-start text:name="_Toc77275605"/><text:bookmark-start text:name="_Toc78019423"/><text:bookmark-start text:name="_Toc78119029"/><text:bookmark-start text:name="_Toc78660858"/><text:bookmark-start text:name="_Toc78820261"/><text:bookmark-start text:name="_Toc79485174"/><text:soft-page-break/>Creating the mesh<text:bookmark-end text:name="_Toc77275605"/><text:bookmark-end text:name="_Toc78019423"/><text:bookmark-end text:name="_Toc78119029"/><text:bookmark-end text:name="_Toc78660858"/><text:bookmark-end text:name="_Toc78820261"/><text:bookmark-end text:name="_Toc79485174"/></text:h>
      <text:p text:style-name="Textbody">mesh = RectangleMesh(Point(0.0,0.0),<text:s/>Point(1.0,1.0), n_rect_cell_one_direction, n_rect_cell_one_direction, "crossed")</text:p>
      <text:h text:style-name="Heading2" text:outline-level="2"><text:bookmark-start text:name="_Toc77275606"/><text:bookmark-start text:name="_Toc78019424"/><text:bookmark-start text:name="_Toc78119030"/><text:bookmark-start text:name="_Toc78660859"/><text:bookmark-start text:name="_Toc78820262"/><text:bookmark-start text:name="_Toc79485175"/>Printing the information of the mesh<text:bookmark-end text:name="_Toc77275606"/><text:bookmark-end text:name="_Toc78019424"/><text:bookmark-end text:name="_Toc78119030"/><text:bookmark-end text:name="_Toc78660859"/><text:bookmark-end text:name="_Toc78820262"/><text:bookmark-end text:name="_Toc79485175"/></text:h>
      <text:h text:style-name="Heading3" text:outline-level="3"><text:bookmark-start text:name="_Toc75959131"/><text:bookmark-start text:name="_Toc76851282"/><text:bookmark-start text:name="_Toc76907301"/><text:bookmark-start text:name="_Toc77275607"/><text:bookmark-start text:name="_Toc78019425"/><text:bookmark-start text:name="_Toc78119031"/><text:bookmark-start text:name="_Toc78660860"/><text:bookmark-start text:name="_Toc78820263"/><text:bookmark-start text:name="_Toc79485176"/>Dimension of the geometry<text:bookmark-end text:name="_Toc75959131"/><text:bookmark-end text:name="_Toc76851282"/><text:bookmark-end text:name="_Toc76907301"/><text:bookmark-end text:name="_Toc77275607"/><text:bookmark-end text:name="_Toc78019425"/><text:bookmark-end text:name="_Toc78119031"/><text:bookmark-end text:name="_Toc78660860"/><text:bookmark-end text:name="_Toc78820263"/><text:bookmark-end text:name="_Toc79485176"/></text:h>
      <text:p text:style-name="P308"><text:span text:style-name="T309">g</text:span>dim = mesh.geometry().dim()</text:p>
      <text:p text:style-name="P310"/>
      <text:h text:style-name="Heading3" text:outline-level="3"><text:bookmark-start text:name="_Toc77275608"/><text:bookmark-start text:name="_Toc78019426"/><text:bookmark-start text:name="_Toc78119032"/><text:bookmark-start text:name="_Toc78660861"/><text:bookmark-start text:name="_Toc78820264"/><text:bookmark-start text:name="_Toc79485177"/>Coordinates of the mesh<text:bookmark-end text:name="_Toc77275608"/><text:bookmark-end text:name="_Toc78019426"/><text:bookmark-end text:name="_Toc78119032"/><text:bookmark-end text:name="_Toc78660861"/><text:bookmark-end text:name="_Toc78820264"/><text:bookmark-end text:name="_Toc79485177"/></text:h>
      <text:p text:style-name="Textbody"><text:s text:c="4"/>#coor = mesh.coordinates()</text:p>
      <text:p text:style-name="Textbody"><text:s text:c="4"/>#print(" <text:s text:c="3"/>coordinates<text:s/>of the grid")</text:p>
      <text:p text:style-name="Textbody"><text:s text:c="4"/>#for index_coor in range(len(coor)):</text:p>
      <text:p text:style-name="Textbody"><text:s text:c="8"/>#print(" <text:s text:c="7"/>{:2.2e} {:2.2e}".format(coor[index_coor][0],coor[index_coor][1]))</text:p>
      <text:p text:style-name="Textbody">Or</text:p>
      <text:p text:style-name="Textbody"><text:s text:c="4"/>#print("coordinates of the mesh\n",mesh.coordinates())</text:p>
      <text:h text:style-name="Heading3" text:outline-level="3"><text:bookmark-start text:name="_Toc77275609"/><text:bookmark-start text:name="_Toc78019427"/><text:bookmark-start text:name="_Toc78119033"/><text:bookmark-start text:name="_Toc78660862"/><text:bookmark-start text:name="_Toc78820265"/><text:bookmark-start text:name="_Toc79485178"/>Other mesh properties<text:bookmark-end text:name="_Toc77275609"/><text:bookmark-end text:name="_Toc78019427"/><text:bookmark-end text:name="_Toc78119033"/><text:bookmark-end text:name="_Toc78660862"/><text:bookmark-end text:name="_Toc78820265"/><text:bookmark-end text:name="_Toc79485178"/></text:h>
      <text:p text:style-name="Textbody"><text:span text:style-name="T311">n</text:span>_edges = mesh.num_edges()</text:p>
      <text:p text:style-name="P312"/>
      <text:h text:style-name="Heading1" text:outline-level="1"><text:bookmark-start text:name="_Toc77275610"/><text:bookmark-start text:name="_Toc78019428"/><text:bookmark-start text:name="_Toc78119034"/><text:bookmark-start text:name="_Toc78660863"/><text:bookmark-start text:name="_Toc78820266"/><text:bookmark-start text:name="_Toc79485179"/><text:bookmark-start text:name="_Toc76851283"/><text:bookmark-start text:name="_Toc76907302"/>Function space<text:bookmark-end text:name="_Toc77275610"/><text:bookmark-end text:name="_Toc78019428"/><text:bookmark-end text:name="_Toc78119034"/><text:bookmark-end text:name="_Toc78660863"/><text:bookmark-end text:name="_Toc78820266"/><text:bookmark-end text:name="_Toc79485179"/></text:h>
      <text:p text:style-name="Textbody"><text:bookmark-start text:name="_Toc76851284"/><text:bookmark-start text:name="_Toc76907303"/></text:p>
      <text:h text:style-name="Heading2" text:outline-level="2"><text:bookmark-start text:name="_Toc77275612"/><text:bookmark-start text:name="_Toc78019429"/><text:bookmark-start text:name="_Toc78119035"/><text:bookmark-start text:name="_Toc78660864"/><text:bookmark-start text:name="_Toc78820267"/><text:bookmark-start text:name="_Toc79485180"/>Types of function spaces<text:bookmark-end text:name="_Toc76851284"/><text:bookmark-end text:name="_Toc76907303"/><text:bookmark-end text:name="_Toc77275612"/><text:bookmark-end text:name="_Toc78019429"/><text:bookmark-end text:name="_Toc78119035"/><text:bookmark-end text:name="_Toc78660864"/><text:bookmark-end text:name="_Toc78820267"/><text:bookmark-end text:name="_Toc79485180"/></text:h>
      <text:p text:style-name="Textbody">VectorFunctionSpace</text:p>
      <text:p text:style-name="Textbody"><text:a xlink:href="https://fenicsproject.org/qa/3975/interpolating-vector-function-from-python-code-to-fenics/" office:target-frame-name="_top" xlink:show="replace"><text:span text:style-name="Hyperlink">https://fenicsproject.org/qa/3975/interpolating-vector-function-from-python-code-to-</text:span><text:span text:style-name="Hyperlink">fenics/</text:span></text:a></text:p>
      <text:p text:style-name="Textbody"/>
      <text:p text:style-name="Textbody">TensorFunctionSpace</text:p>
      <text:p text:style-name="Textbody"><text:a xlink:href="https://fenicsproject.org/qa/10817/computation-of-the-hessian-operator/" office:target-frame-name="_top" xlink:show="replace"><text:span text:style-name="Hyperlink">https://fenicsproject.org/qa/10817/computation-of-the-hessian-operator/</text:span></text:a></text:p>
      <text:h text:style-name="Heading2" text:outline-level="2"><text:bookmark-start text:name="_Toc77275613"/><text:bookmark-start text:name="_Toc78019430"/><text:bookmark-start text:name="_Toc78119036"/><text:bookmark-start text:name="_Toc78660865"/><text:bookmark-start text:name="_Toc78820268"/><text:bookmark-start text:name="_Toc79485181"/>Printing coordinates of the degrees of freedom<text:bookmark-end text:name="_Toc77275613"/><text:bookmark-end text:name="_Toc78019430"/><text:bookmark-end text:name="_Toc78119036"/><text:bookmark-end text:name="_Toc78660865"/><text:bookmark-end text:name="_Toc78820268"/><text:bookmark-end text:name="_Toc79485181"/></text:h>
      <text:p text:style-name="Textbody"><text:s text:c="4"/>dofmap = V.dofmap()</text:p>
      <text:p text:style-name="Textbody"><text:s text:c="4"/>dofs = dofmap.dofs()</text:p>
      <text:p text:style-name="Textbody"/>
      <text:p text:style-name="Textbody"><text:s text:c="4"/>## Get coordinates as len(dofs) x gdim array</text:p>
      <text:p text:style-name="Textbody"><text:s text:c="4"/>#dofs_x = V.tabulate_dof_coordinates().reshape((-1, gdim))</text:p>
      <text:p text:style-name="Textbody"/>
      <text:p text:style-name="Textbody"><text:s text:c="4"/>#print(" <text:s text:c="3"/>coordinates of dofs(", n_dofs, "):")</text:p>
      <text:soft-page-break/>
      <text:p text:style-name="Textbody"><text:s text:c="4"/>#for dof, dof_x in zip(dofs, dofs_x):</text:p>
      <text:p text:style-name="Textbody"><text:s text:c="8"/>#print (" <text:s text:c="7"/>", dof, ':', dof_x)</text:p>
      <text:h text:style-name="Heading1" text:outline-level="1"><text:bookmark-start text:name="_Toc77275614"/><text:bookmark-start text:name="_Toc78019431"/><text:bookmark-start text:name="_Toc78119037"/><text:bookmark-start text:name="_Toc78660866"/><text:bookmark-start text:name="_Toc78820269"/><text:bookmark-start text:name="_Toc79485182"/>Assembling the system<text:bookmark-end text:name="_Toc76851283"/><text:bookmark-end text:name="_Toc76907302"/><text:bookmark-end text:name="_Toc77275614"/><text:s/>of equations<text:bookmark-end text:name="_Toc78019431"/><text:bookmark-end text:name="_Toc78119037"/><text:bookmark-end text:name="_Toc78660866"/><text:bookmark-end text:name="_Toc78820269"/><text:bookmark-end text:name="_Toc79485182"/></text:h>
      <text:h text:style-name="Heading2" text:outline-level="2"><text:bookmark-start text:name="_Toc78660867"/><text:bookmark-start text:name="_Toc78820270"/><text:bookmark-start text:name="_Toc79485183"/>Adjusting the quadrature rule<text:bookmark-end text:name="_Toc78660867"/><text:bookmark-end text:name="_Toc78820270"/><text:bookmark-end text:name="_Toc79485183"/></text:h>
      <text:p text:style-name="Textbody">a = dot(grad(u), grad(v)) * dx (None, metadata={'quadrature_degree': 5})</text:p>
      <text:p text:style-name="Textbody">M = assemble(a) <text:s text:c="65"/><text:s text:c="2"/></text:p>
      <text:p text:style-name="Textbody">or</text:p>
      <text:p text:style-name="Textbody">M = assemble(u*v*dx,<text:s/></text:p>
      <text:p text:style-name="Textbody"><text:s text:c="13"/>form_compiler_parameters={'quadrature_degree': 1,</text:p>
      <text:p text:style-name="Textbody"><text:s text:c="39"/>'quadrature_scheme': 'vertex'})</text:p>
      <text:p text:style-name="Textbody"><text:a xlink:href="https://fenicsproject.org/qa/655/question-about-quadratures-rules/" office:target-frame-name="_top" xlink:show="replace"><text:span text:style-name="Hyperlink">https://fenicsproject.org/qa/655/question-about-quadratures-rules/</text:span></text:a></text:p>
      <text:p text:style-name="Textbody"/>
      <text:p text:style-name="Textbody"><text:bookmark-start text:name="_Toc78119038"/></text:p>
      <text:h text:style-name="Heading2" text:outline-level="2"><text:bookmark-start text:name="_Toc78660869"/><text:bookmark-start text:name="_Toc78820272"/><text:bookmark-start text:name="_Toc79485185"/>Correlation between different Expressions<text:bookmark-end text:name="_Toc78119038"/><text:bookmark-end text:name="_Toc78660869"/><text:bookmark-end text:name="_Toc78820272"/><text:bookmark-end text:name="_Toc79485185"/></text:h>
      <text:p text:style-name="Textbody">The following expressions are correlated:</text:p>
      <text:list text:style-name="LFO27" text:continue-numbering="true">
        <text:list-item>
          <text:p text:style-name="P313">RHS</text:p>
        </text:list-item>
        <text:list-item>
          <text:p text:style-name="P314">Neumann boundary<text:s/>conditions</text:p>
        </text:list-item>
        <text:list-item>
          <text:p text:style-name="P315">the exact solution.</text:p>
        </text:list-item>
      </text:list>
      <text:p text:style-name="Textbody"/>
      <text:h text:style-name="Heading2" text:outline-level="2"><text:bookmark-start text:name="_Toc76851285"/><text:bookmark-start text:name="_Toc76907304"/><text:bookmark-start text:name="_Toc77275615"/><text:bookmark-start text:name="_Toc78019432"/><text:bookmark-start text:name="_Toc78119039"/><text:bookmark-start text:name="_Toc78660870"/><text:bookmark-start text:name="_Toc78820273"/><text:bookmark-start text:name="_Toc79485186"/>Operators<text:bookmark-end text:name="_Toc76851285"/><text:bookmark-end text:name="_Toc76907304"/><text:bookmark-end text:name="_Toc77275615"/><text:bookmark-end text:name="_Toc78019432"/><text:bookmark-end text:name="_Toc78119039"/><text:bookmark-end text:name="_Toc78660870"/><text:bookmark-end text:name="_Toc78820273"/><text:bookmark-end text:name="_Toc79485186"/></text:h>
      <text:h text:style-name="Heading3" text:outline-level="3"><text:bookmark-start text:name="_Toc76851288"/><text:bookmark-start text:name="_Toc76907307"/><text:bookmark-start text:name="_Toc77275618"/><text:bookmark-start text:name="_Toc78019433"/><text:bookmark-start text:name="_Toc78119040"/><text:bookmark-start text:name="_Toc78660871"/><text:bookmark-start text:name="_Toc78820274"/><text:bookmark-start text:name="_Toc79485187"/>project() vs interpolate()<text:bookmark-end text:name="_Toc76851288"/><text:bookmark-end text:name="_Toc76907307"/><text:bookmark-end text:name="_Toc77275618"/><text:bookmark-end text:name="_Toc78019433"/><text:bookmark-end text:name="_Toc78119040"/><text:bookmark-end text:name="_Toc78660871"/><text:bookmark-end text:name="_Toc78820274"/><text:bookmark-end text:name="_Toc79485187"/></text:h>
      <text:p text:style-name="Textbody">project() can be used on both functions and symbol syntax.</text:p>
      <text:p text:style-name="Textbody">interpolate() can only be used on functions</text:p>
      <text:p text:style-name="Textbody"/>
      <text:p text:style-name="Textbody">see page 41 in fenics-tutorial-vol1.pdf</text:p>
      <text:p text:style-name="Textbody"/>
      <text:h text:style-name="Heading2" text:outline-level="2"><text:bookmark-start text:name="_Toc77275619"/><text:bookmark-start text:name="_Toc78019434"/><text:bookmark-start text:name="_Toc78119041"/><text:bookmark-start text:name="_Toc78660872"/><text:bookmark-start text:name="_Toc78820275"/><text:bookmark-start text:name="_Toc79485188"/>Printing information on the system of<text:s/>equations<text:bookmark-end text:name="_Toc77275619"/><text:bookmark-end text:name="_Toc78019434"/><text:bookmark-end text:name="_Toc78119041"/><text:bookmark-end text:name="_Toc78660872"/><text:bookmark-end text:name="_Toc78820275"/><text:bookmark-end text:name="_Toc79485188"/></text:h>
      <text:p text:style-name="Textbody"><text:s text:c="4"/>#print("LHS before applying the Diri BC:")</text:p>
      <text:p text:style-name="Textbody"><text:s text:c="4"/>#LHS= assemble(a)</text:p>
      <text:p text:style-name="Textbody"><text:s text:c="4"/>#print(LHS.array())</text:p>
      <text:p text:style-name="Textbody"><text:s text:c="4"/></text:p>
      <text:p text:style-name="Textbody"><text:s text:c="4"/>#print("RHS before applying the Neum BC:")</text:p>
      <text:soft-page-break/>
      <text:p text:style-name="Textbody"><text:s text:c="4"/>#RHS= assemble(L)</text:p>
      <text:p text:style-name="P316">#print(RHS.get_local())</text:p>
      <text:h text:style-name="Heading1" text:outline-level="1"><text:bookmark-start text:name="_Toc75959132"/><text:bookmark-start text:name="_Toc76851289"/><text:bookmark-start text:name="_Toc76907308"/><text:bookmark-start text:name="_Toc77275620"/><text:bookmark-start text:name="_Toc78019435"/><text:bookmark-start text:name="_Toc78119042"/><text:bookmark-start text:name="_Toc78660873"/><text:bookmark-start text:name="_Toc78820276"/><text:bookmark-start text:name="_Toc79485189"/>Boundary condition<text:bookmark-end text:name="_Toc75959132"/><text:bookmark-end text:name="_Toc76851289"/><text:bookmark-end text:name="_Toc76907308"/><text:bookmark-end text:name="_Toc77275620"/><text:bookmark-end text:name="_Toc78019435"/><text:bookmark-end text:name="_Toc78119042"/><text:bookmark-end text:name="_Toc78660873"/><text:bookmark-end text:name="_Toc78820276"/><text:bookmark-end text:name="_Toc79485189"/></text:h>
      <text:h text:style-name="Heading2" text:outline-level="2"><text:bookmark-start text:name="_Toc77275621"/><text:bookmark-start text:name="_Toc78019436"/><text:bookmark-start text:name="_Toc78119043"/><text:bookmark-start text:name="_Toc78660874"/><text:bookmark-start text:name="_Toc78820277"/><text:bookmark-start text:name="_Toc79485190"/>Defining Dirichlet <text:s/>boundary conditions<text:bookmark-end text:name="_Toc77275621"/><text:bookmark-end text:name="_Toc78019436"/><text:bookmark-end text:name="_Toc78119043"/><text:bookmark-end text:name="_Toc78660874"/><text:bookmark-end text:name="_Toc78820277"/><text:bookmark-end text:name="_Toc79485190"/></text:h>
      <text:p text:style-name="Textbody">def boundary_diri_location(x):</text:p>
      <text:p text:style-name="Textbody"><text:s text:c="4"/>#print("boundary()", end = " ")</text:p>
      <text:p text:style-name="Textbody"><text:s text:c="4"/>#print(x)</text:p>
      <text:p text:style-name="P317">return <text:s/>x[0] &lt; DOLFIN_EPS or x[0] &gt; 1.0 - DOLFIN_EPS</text:p>
      <text:p text:style-name="P318"/>
      <text:h text:style-name="Heading2" text:outline-level="2"><text:bookmark-start text:name="_Toc77275622"/><text:bookmark-start text:name="_Toc78019437"/><text:bookmark-start text:name="_Toc78119044"/><text:bookmark-start text:name="_Toc78660875"/><text:bookmark-start text:name="_Toc78820278"/><text:bookmark-start text:name="_Toc79485191"/>Printing information of boundary conditions<text:bookmark-end text:name="_Toc77275622"/><text:bookmark-end text:name="_Toc78019437"/><text:bookmark-end text:name="_Toc78119044"/><text:bookmark-end text:name="_Toc78660875"/><text:bookmark-end text:name="_Toc78820278"/><text:bookmark-end text:name="_Toc79485191"/></text:h>
      <text:p text:style-name="Textbody">print("Location of Dirichlet boundary")</text:p>
      <text:p text:style-name="Textbody">for x in mesh.coordinates():</text:p>
      <text:p text:style-name="Textbody"><text:s text:c="3"/><text:s/>if(boundary_diri_location(x)):</text:p>
      <text:p text:style-name="Textbody"><text:s text:c="8"/>print(x)</text:p>
      <text:p text:style-name="Textbody"/>
      <text:h text:style-name="Heading2" text:outline-level="2"><text:bookmark-start text:name="_Toc78660868"/><text:bookmark-start text:name="_Toc78820271"/><text:bookmark-start text:name="_Toc79485184"/>Implementing the Dirichlet boundary conditions<text:bookmark-end text:name="_Toc78660868"/><text:bookmark-end text:name="_Toc78820271"/><text:bookmark-end text:name="_Toc79485184"/></text:h>
      <text:p text:style-name="Textbody">When we set the Dirichlet boundary condition</text:p>
      <text:p text:style-name="Textbody">u0 = eval(“***”),</text:p>
      <text:p text:style-name="Textbody">the code does not work.</text:p>
      <text:p text:style-name="Textbody"/>
      <text:p text:style-name="Textbody">A discussion on this problem:</text:p>
      <text:p text:style-name="Textbody"><text:a xlink:href="https://fenicsproject.org/qa/1033/dirichletbc-expressions-evaluated-away-from-the-boundary/" office:target-frame-name="_top" xlink:show="replace"><text:span text:style-name="Hyperlink">https://fenicsproject.org/qa/1033/dirichletbc-expressions-evaluated-away-from-the-boundary/</text:span></text:a></text:p>
      <text:p text:style-name="Textbody">Solution not found yet.</text:p>
      <text:p text:style-name="Textbody"/>
      <text:p text:style-name="Textbody">Note that, u0 = 0.25 works.</text:p>
      <text:p text:style-name="Textbody"/>
      <text:h text:style-name="Heading2" text:outline-level="2"><text:bookmark-start text:name="_Toc75959133"/><text:bookmark-start text:name="_Toc76851290"/><text:bookmark-start text:name="_Toc76907309"/><text:bookmark-start text:name="_Toc77275623"/><text:bookmark-start text:name="_Toc78019438"/><text:bookmark-start text:name="_Toc78119045"/><text:bookmark-start text:name="_Toc78660876"/><text:bookmark-start text:name="_Toc78820279"/><text:bookmark-start text:name="_Toc79485192"/>I<text:span text:style-name="T319">mp</text:span><text:span text:style-name="T320">le</text:span>menting the Neumann boundary condition on part of the boundary<text:bookmark-end text:name="_Toc75959133"/><text:bookmark-end text:name="_Toc76851290"/><text:bookmark-end text:name="_Toc76907309"/><text:bookmark-end text:name="_Toc77275623"/><text:bookmark-end text:name="_Toc78019438"/><text:bookmark-end text:name="_Toc78119045"/><text:bookmark-end text:name="_Toc78660876"/><text:bookmark-end text:name="_Toc78820279"/><text:bookmark-end text:name="_Toc79485192"/></text:h>
      <text:p text:style-name="Textbody">Note the difference between a string and an expression.</text:p>
      <text:p text:style-name="Textbody"/>
      <text:h text:style-name="Heading1" text:outline-level="1"><text:bookmark-start text:name="_Toc77275624"/><text:bookmark-start text:name="_Toc78019439"/><text:bookmark-start text:name="_Toc78119046"/><text:bookmark-start text:name="_Toc78660877"/><text:bookmark-start text:name="_Toc78820280"/><text:bookmark-start text:name="_Toc79485193"/><text:soft-page-break/>Solving<text:bookmark-end text:name="_Toc77275624"/><text:bookmark-end text:name="_Toc78019439"/><text:bookmark-end text:name="_Toc78119046"/><text:bookmark-end text:name="_Toc78660877"/><text:bookmark-end text:name="_Toc78820280"/><text:bookmark-end text:name="_Toc79485193"/></text:h>
      <text:h text:style-name="Heading2" text:outline-level="2">Sequence of the functions being called</text:h>
      <text:p text:style-name="Textbody">solve() in fem/solving.py</text:p>
      <text:p text:style-name="Textbody">solve() in la/solver.py</text:p>
      <text:p text:style-name="Textbody"/>
      <text:h text:style-name="Heading2" text:outline-level="2"><text:bookmark-start text:name="_Toc78019440"/><text:bookmark-start text:name="_Toc78119047"/><text:bookmark-start text:name="_Toc78660878"/><text:bookmark-start text:name="_Toc78820281"/><text:bookmark-start text:name="_Toc79485194"/>Basics<text:bookmark-end text:name="_Toc78019440"/><text:bookmark-end text:name="_Toc78119047"/><text:bookmark-end text:name="_Toc78660878"/><text:bookmark-end text:name="_Toc78820281"/><text:bookmark-end text:name="_Toc79485194"/></text:h>
      <text:p text:style-name="Textbody">The default solver is<text:s/>Sparse LU decomposition (Gaussian elimination).</text:p>
      <text:p text:style-name="Textbody"/>
      <text:p text:style-name="Textbody">The command list_lu_solver_methods() list all available LU methods.</text:p>
      <text:p text:style-name="Textbody">The command list_krylov_solver_methods() list all available Krylov methods.</text:p>
      <text:p text:style-name="Textbody"/>
      <text:p text:style-name="Textbody">See ../dolfin/fem/solving.py</text:p>
      <text:p text:style-name="Textbody"/>
      <text:h text:style-name="Heading2" text:outline-level="2"><text:bookmark-start text:name="_Toc78019441"/><text:bookmark-start text:name="_Toc78119048"/><text:bookmark-start text:name="_Toc78660879"/><text:bookmark-start text:name="_Toc78820282"/><text:bookmark-start text:name="_Toc79485195"/>High-level solver interface<text:bookmark-end text:name="_Toc78019441"/><text:bookmark-end text:name="_Toc78119048"/><text:bookmark-end text:name="_Toc78660879"/><text:bookmark-end text:name="_Toc78820282"/><text:bookmark-end text:name="_Toc79485195"/></text:h>
      <text:p text:style-name="Textbody">The<text:s/>code reads:</text:p>
      <text:p text:style-name="Textbody">solve(a == L, u, bc_diri,</text:p>
      <text:p text:style-name="Textbody">solver_parameters={’linear_solver’: ’gmres’,</text:p>
      <text:p text:style-name="Textbody">’preconditioner’: ’ilu’})</text:p>
      <text:p text:style-name="Textbody"/>
      <text:p text:style-name="Textbody">See Page 115 in the tutorial. Note that, the solver parameters are adjusted in the above code.</text:p>
      <text:p text:style-name="Textbody"/>
      <text:p text:style-name="Textbody">The available solvers and<text:s/>preconditioners can be found in Page 118 in the tutorial.</text:p>
      <text:p text:style-name="Textbody">The solver ‘mumps’ is also available from<text:s/></text:p>
      <text:p text:style-name="Textbody"><text:a xlink:href="https://fenicsproject.discourse.group/t/umfpack-error-out-of-memory-despite-system-having-free-memory/984/2" office:target-frame-name="_top" xlink:show="replace"><text:span text:style-name="Hyperlink">https://fenicsproject.discours</text:span><text:span text:style-name="Hyperlink">e.group/t/umfpack-error-out-of-memory-despite-system-having-free-memory/984/2</text:span></text:a></text:p>
      <text:p text:style-name="Textbody"/>
      <text:p text:style-name="Textbody"/>
      <text:p text:style-name="Textbody">This code calls the functions in the section below.</text:p>
      <text:p text:style-name="Textbody"/>
      <text:p text:style-name="Textbody"/>
      <text:h text:style-name="Heading3" text:outline-level="3"><text:bookmark-start text:name="_Toc78019442"/><text:bookmark-start text:name="_Toc78119049"/><text:bookmark-start text:name="_Toc78660880"/><text:bookmark-start text:name="_Toc78820283"/><text:bookmark-start text:name="_Toc79485196"/>Solving linear variational problems.<text:bookmark-end text:name="_Toc78019442"/><text:bookmark-end text:name="_Toc78119049"/><text:bookmark-end text:name="_Toc78660880"/><text:bookmark-end text:name="_Toc78820283"/><text:bookmark-end text:name="_Toc79485196"/></text:h>
      <text:p text:style-name="Textbody"/>
      <text:p text:style-name="Textbody">A class using this name can be found in usr/include/dolfin/fem/LinearVariationalSolver.h</text:p>
      <text:p text:style-name="Textbody"/>
      <text:p text:style-name="Textbody">Binary file lib/x86_64-linux-gnu/libdolfin.so.2019.2.0.dev0 matches</text:p>
      <text:p text:style-name="Textbody"/>
      <text:p text:style-name="Textbody">Alternatives of the solving process can be found on Page 119 and Page 120 in the tutorial.</text:p>
      <text:p text:style-name="Textbody"/>
      <text:h text:style-name="Heading2" text:outline-level="2"><text:bookmark-start text:name="_Toc78019443"/><text:bookmark-start text:name="_Toc78119050"/><text:bookmark-start text:name="_Toc78660881"/><text:bookmark-start text:name="_Toc78820284"/><text:bookmark-start text:name="_Toc79485197"/>Low-level solver interface<text:bookmark-end text:name="_Toc78019443"/><text:bookmark-end text:name="_Toc78119050"/><text:bookmark-end text:name="_Toc78660881"/><text:bookmark-end text:name="_Toc78820284"/><text:bookmark-end text:name="_Toc79485197"/></text:h>
      <text:p text:style-name="Textbody">u = Function(V)</text:p>
      <text:p text:style-name="Textbody">problem = LinearVariationalProblem(a, L, u, bc)</text:p>
      <text:p text:style-name="Textbody">solver = LinearVariationalSolver(problem)</text:p>
      <text:p text:style-name="Textbody">solver.solve()</text:p>
      <text:h text:style-name="Heading3" text:outline-level="3"><text:bookmark-start text:name="_Toc78019444"/><text:bookmark-start text:name="_Toc78119051"/><text:bookmark-start text:name="_Toc78660882"/><text:bookmark-start text:name="_Toc78820285"/><text:bookmark-start text:name="_Toc79485198"/>Adjusting the solver parameters<text:bookmark-end text:name="_Toc78019444"/><text:bookmark-end text:name="_Toc78119051"/><text:bookmark-end text:name="_Toc78660882"/><text:bookmark-end text:name="_Toc78820285"/><text:bookmark-end text:name="_Toc79485198"/></text:h>
      <text:p text:style-name="Textbody"><text:s text:c="4"/>solver.parameters["linear_solver"] = 'gmres'</text:p>
      <text:p text:style-name="Textbody"><text:s text:c="4"/>solver.parameters["preconditioner"] = 'ilu'</text:p>
      <text:p text:style-name="Textbody"><text:s text:c="4"/>prm = solver.parameters["krylov_solver"]</text:p>
      <text:p text:style-name="Textbody"><text:s text:c="4"/>prm["absolute_tolerance"] = 1E-7</text:p>
      <text:p text:style-name="Textbody"><text:s text:c="4"/>prm["relative_tolerance"] = 1E-4</text:p>
      <text:p text:style-name="P321">prm["maximum_iterations"] = 1000 <text:s/></text:p>
      <text:p text:style-name="P322"/>
      <text:p text:style-name="P323">see Page 119 in the tutorial</text:p>
      <text:p text:style-name="P324"/>
      <text:h text:style-name="Heading2" text:outline-level="2"><text:bookmark-start text:name="_Toc78019445"/><text:bookmark-start text:name="_Toc78119052"/><text:bookmark-start text:name="_Toc78660883"/><text:bookmark-start text:name="_Toc78820286"/><text:bookmark-start text:name="_Toc79485199"/>Explicit assembling<text:bookmark-end text:name="_Toc78019445"/><text:bookmark-end text:name="_Toc78119052"/><text:bookmark-end text:name="_Toc78660883"/><text:bookmark-end text:name="_Toc78820286"/><text:bookmark-end text:name="_Toc79485199"/></text:h>
      <text:p text:style-name="Textbody">A = assemble(a)</text:p>
      <text:p text:style-name="Textbody">b = assemble(L)</text:p>
      <text:p text:style-name="Textbody">bc.apply(A, b)</text:p>
      <text:p text:style-name="Textbody">u = Function(V)</text:p>
      <text:p text:style-name="Textbody">U = u.vector()</text:p>
      <text:p text:style-name="Textbody">solve(A, U, b, ‘umfpack’)</text:p>
      <text:p text:style-name="Textbody"/>
      <text:p text:style-name="Textbody">See Page 120 in the tutorial.</text:p>
      <text:p text:style-name="Textbody"/>
      <text:p text:style-name="Textbody">Note: the solver parameter is specified in the above code, see Page 121 in the tutorial.</text:p>
      <text:p text:style-name="Textbody"/>
      <text:h text:style-name="Heading3" text:outline-level="3"><text:bookmark-start text:name="_Toc78019446"/><text:bookmark-start text:name="_Toc78119053"/><text:bookmark-start text:name="_Toc78660884"/><text:bookmark-start text:name="_Toc78820287"/><text:bookmark-start text:name="_Toc79485200"/><text:soft-page-break/>Printing information<text:bookmark-end text:name="_Toc78019446"/><text:bookmark-end text:name="_Toc78119053"/><text:bookmark-end text:name="_Toc78660884"/><text:bookmark-end text:name="_Toc78820287"/><text:bookmark-end text:name="_Toc79485200"/></text:h>
      <text:p text:style-name="P325"><text:span text:style-name="T326">info</text:span><text:span text:style-name="T327">(</text:span><text:span text:style-name="T328">LinearVariationalSolver</text:span><text:span text:style-name="T329">.</text:span><text:span text:style-name="T330">default_parameters</text:span><text:span text:style-name="T331">(),<text:s/></text:span><text:span text:style-name="T332">1</text:span><text:span text:style-name="T333">)</text:span></text:p>
      <text:p text:style-name="Textbody"><text:a xlink:href="https://fenicsproject.org/olddocs/dolfin/1.3.0/python/programmers-reference/fem/solving/solve.html" office:target-frame-name="_top" xlink:show="replace"><text:span text:style-name="Hyperlink">https://fenicsproject.org/olddocs/dolfin/1.3.0/python/programmers-reference/fem/solving/solve.html</text:span></text:a></text:p>
      <text:p text:style-name="Textbody"/>
      <text:p text:style-name="Textbody"><text:span text:style-name="T334">print</text:span><text:span text:style-name="T335">(parameters[</text:span><text:span text:style-name="T336">"linear_algebra_backend"</text:span><text:span text:style-name="T337">]</text:span><text:span text:style-name="T338">)</text:span></text:p>
      <text:p text:style-name="Textbody">The output of this command is PETSc</text:p>
      <text:p text:style-name="Textbody">see page 116 in fenics-tutorial-vol1.pdf</text:p>
      <text:p text:style-name="Textbody"><text:a xlink:href="https://fenicsproject.discourse.group/t/how-i-can-print-backend-linear-algebra/5775" office:target-frame-name="_top" xlink:show="replace"><text:span text:style-name="Hyperlink">https://fenicsproject.discourse.group/t/how-i-can-print-backend-linear-algebra/5775</text:span></text:a></text:p>
      <text:p text:style-name="Textbody"/>
      <text:p text:style-name="Normal"><text:span text:style-name="T339">list_linear_solver_methods</text:span><text:span text:style-name="T340">()</text:span></text:p>
      <text:p text:style-name="Normal"><text:span text:style-name="T341">list_krylov_solver_preconditioners</text:span><text:span text:style-name="T342">()</text:span></text:p>
      <text:p text:style-name="Textbody"><text:span text:style-name="T343">see Pa</text:span><text:span text:style-name="T344">ge 118 in<text:s/></text:span>fenics-tutorial-vol1.pdf</text:p>
      <text:p text:style-name="Normal"/>
      <text:h text:style-name="Heading2" text:outline-level="2"><text:bookmark-start text:name="_Toc75959134"/><text:bookmark-start text:name="_Toc76851291"/><text:bookmark-start text:name="_Toc76907310"/><text:bookmark-start text:name="_Toc77275625"/><text:bookmark-start text:name="_Toc78019447"/><text:bookmark-start text:name="_Toc78119054"/><text:bookmark-start text:name="_Toc78660885"/><text:bookmark-start text:name="_Toc78820288"/><text:bookmark-start text:name="_Toc79485201"/>Solving complex-valued PDE<text:bookmark-end text:name="_Toc75959134"/><text:bookmark-end text:name="_Toc76851291"/><text:bookmark-end text:name="_Toc76907310"/><text:bookmark-end text:name="_Toc77275625"/><text:bookmark-end text:name="_Toc78019447"/><text:bookmark-end text:name="_Toc78119054"/><text:bookmark-end text:name="_Toc78660885"/><text:bookmark-end text:name="_Toc78820288"/><text:bookmark-end text:name="_Toc79485201"/></text:h>
      <text:p text:style-name="Textbody">One discussion</text:p>
      <text:p text:style-name="Textbody"><text:a xlink:href="https://fenicsproject.discourse.group/t/solving-complex-valued-pde/806/8" office:target-frame-name="_top" xlink:show="replace"><text:span text:style-name="Hyperlink">https://fenicsproject.discourse.group/t/solving-complex-valued-pde/806/8</text:span></text:a></text:p>
      <text:p text:style-name="P345"/>
      <text:h text:style-name="Heading2" text:outline-level="2"><text:bookmark-start text:name="_Toc77275626"/><text:bookmark-start text:name="_Toc78019448"/><text:bookmark-start text:name="_Toc78119055"/><text:bookmark-start text:name="_Toc78660886"/><text:bookmark-start text:name="_Toc78820289"/><text:bookmark-start text:name="_Toc79485202"/>Printing the solution<text:bookmark-end text:name="_Toc77275626"/><text:bookmark-end text:name="_Toc78019448"/><text:bookmark-end text:name="_Toc78119055"/><text:bookmark-end text:name="_Toc78660886"/><text:bookmark-end text:name="_Toc78820289"/><text:bookmark-end text:name="_Toc79485202"/></text:h>
      <text:h text:style-name="Heading3" text:outline-level="3"><text:bookmark-start text:name="_Toc78019449"/><text:bookmark-start text:name="_Toc78119056"/><text:bookmark-start text:name="_Toc78660887"/><text:bookmark-start text:name="_Toc78820290"/><text:bookmark-start text:name="_Toc79485203"/>Using u.vector().get_local()<text:bookmark-end text:name="_Toc78019449"/><text:bookmark-end text:name="_Toc78119056"/><text:bookmark-end text:name="_Toc78660887"/><text:bookmark-end text:name="_Toc78820290"/><text:bookmark-end text:name="_Toc79485203"/></text:h>
      <text:p text:style-name="P346"><text:s text:c="4"/>#u_nodal_values = u.vector().get_local()</text:p>
      <text:p text:style-name="P347"/>
      <text:p text:style-name="P348"><text:s text:c="4"/>#print(" <text:s text:c="3"/>nodal values of u")</text:p>
      <text:p text:style-name="P349"><text:s text:c="4"/>#for index_nodal in range(len(u_nodal_values)):</text:p>
      <text:p text:style-name="P350"><text:s text:c="8"/>#print(" <text:s text:c="3"/>({:2.2e}) {:2.2e}".format(dofs_x[index_nodal][0], u_nodal_values[index_nodal])) <text:s text:c="14"/># , {:2.2e} <text:s text:c="2"/>, 0</text:p>
      <text:p text:style-name="P351"/>
      <text:h text:style-name="Heading3" text:outline-level="3"><text:bookmark-start text:name="_Toc78019450"/><text:bookmark-start text:name="_Toc78119057"/><text:bookmark-start text:name="_Toc78660888"/><text:bookmark-start text:name="_Toc78820291"/><text:bookmark-start text:name="_Toc79485204"/>Using u.vector().array()<text:bookmark-end text:name="_Toc78019450"/><text:bookmark-end text:name="_Toc78119057"/><text:bookmark-end text:name="_Toc78660888"/><text:bookmark-end text:name="_Toc78820291"/><text:bookmark-end text:name="_Toc79485204"/></text:h>
      <text:p text:style-name="P352">Not working.</text:p>
      <text:p text:style-name="P353"/>
      <text:p text:style-name="P354">An alternative is np.array(u.vector())</text:p>
      <text:p text:style-name="P355"><text:a xlink:href="https://github.com/hplgit/fenics-tutorial/issues/52" office:target-frame-name="_top" xlink:show="replace"><text:span text:style-name="Hyperlink">https://github.com/hplgit/fenics-tutorial/issues/52</text:span></text:a></text:p>
      <text:p text:style-name="P356"/>
      <text:h text:style-name="P357" text:outline-level="1"><text:bookmark-start text:name="_Toc75959135"/><text:bookmark-start text:name="_Toc76851292"/><text:bookmark-start text:name="_Toc76907311"/><text:bookmark-start text:name="_Toc77275627"/><text:bookmark-start text:name="_Toc78019451"/><text:bookmark-start text:name="_Toc78119058"/><text:bookmark-start text:name="_Toc78660889"/><text:bookmark-start text:name="_Toc78820292"/><text:bookmark-start text:name="_Toc79485205"/>Computing the error<text:bookmark-end text:name="_Toc75959135"/><text:bookmark-end text:name="_Toc76851292"/><text:bookmark-end text:name="_Toc76907311"/><text:bookmark-end text:name="_Toc77275627"/><text:bookmark-end text:name="_Toc78019451"/><text:bookmark-end text:name="_Toc78119058"/><text:bookmark-end text:name="_Toc78660889"/><text:bookmark-end text:name="_Toc78820292"/><text:bookmark-end text:name="_Toc79485205"/></text:h>
      <text:h text:style-name="P358" text:outline-level="2"><text:bookmark-start text:name="_Toc79485206"/>Different types of reference solution<text:bookmark-end text:name="_Toc79485206"/></text:h>
      <text:h text:style-name="P359" text:outline-level="3"><text:bookmark-start text:name="_Toc76851293"/><text:bookmark-start text:name="_Toc76907312"/><text:bookmark-start text:name="_Toc77275628"/><text:bookmark-start text:name="_Toc78019452"/><text:bookmark-start text:name="_Toc78119059"/><text:bookmark-start text:name="_Toc78660890"/><text:bookmark-start text:name="_Toc78820293"/><text:bookmark-start text:name="_Toc79485207"/>Exact solution known<text:bookmark-end text:name="_Toc76851293"/><text:bookmark-end text:name="_Toc76907312"/><text:bookmark-end text:name="_Toc77275628"/><text:bookmark-end text:name="_Toc78019452"/><text:bookmark-end text:name="_Toc78119059"/><text:bookmark-end text:name="_Toc78660890"/><text:bookmark-end text:name="_Toc78820293"/><text:bookmark-end text:name="_Toc79485207"/></text:h>
      <text:p text:style-name="Normal"><text:span text:style-name="T360">u_exact = eval(an_expression)</text:span><text:span text:style-name="T361"><text:tab/></text:span><text:span text:style-name="T362"><text:tab/></text:span><text:span text:style-name="T363"><text:tab/>#<text:s/></text:span><text:bookmark-start text:name="_Toc76851294"/><text:bookmark-start text:name="_Toc76907313"/><text:bookmark-start text:name="_Toc77275629"/><text:bookmark-start text:name="_Toc78019453"/><text:bookmark-start text:name="_Toc78119060"/><text:bookmark-start text:name="_Toc78660891"/><text:bookmark-start text:name="_Toc78820294"/><text:span text:style-name="T364">Using an expression as the exact solution</text:span><text:bookmark-end text:name="_Toc76851294"/><text:bookmark-end text:name="_Toc76907313"/><text:bookmark-end text:name="_Toc77275629"/><text:bookmark-end text:name="_Toc78019453"/><text:bookmark-end text:name="_Toc78119060"/><text:bookmark-end text:name="_Toc78660891"/><text:bookmark-end text:name="_Toc78820294"/></text:p>
      <text:p text:style-name="P365"/>
      <text:p text:style-name="P366"><text:a xlink:href="https://realpython.com/python-eval-function/" office:target-frame-name="_top" xlink:show="replace"><text:span text:style-name="T367">https://realpython.com/python-eval-function/</text:span></text:a></text:p>
      <text:p text:style-name="P368"/>
      <text:h text:style-name="P369" text:outline-level="3"><text:bookmark-start text:name="_Toc75959136"/><text:bookmark-start text:name="_Toc76851295"/><text:bookmark-start text:name="_Toc76907314"/><text:bookmark-start text:name="_Toc77275630"/><text:bookmark-start text:name="_Toc78019454"/><text:bookmark-start text:name="_Toc78119061"/><text:bookmark-start text:name="_Toc78660892"/><text:bookmark-start text:name="_Toc78820295"/><text:bookmark-start text:name="_Toc79485208"/>Exact solution not known<text:bookmark-end text:name="_Toc75959136"/><text:bookmark-end text:name="_Toc76851295"/><text:bookmark-end text:name="_Toc76907314"/><text:bookmark-end text:name="_Toc77275630"/><text:bookmark-end text:name="_Toc78019454"/><text:bookmark-end text:name="_Toc78119061"/><text:bookmark-end text:name="_Toc78660892"/><text:bookmark-end text:name="_Toc78820295"/><text:bookmark-end text:name="_Toc79485208"/></text:h>
      <text:p text:style-name="P370">Discussion on using the solution of the finer grid</text:p>
      <text:p text:style-name="P371"><text:a xlink:href="https://fenicsproject.discourse.group/t/how-to-calculate-rate-of-convergence-without-exact-solution/1226" office:target-frame-name="_top" xlink:show="replace"><text:span text:style-name="T372">https://fenicsproject.discourse.group/t/how-to-calculate-rate-of-convergence-without-exact-solution/1226</text:span></text:a></text:p>
      <text:p text:style-name="P373"/>
      <text:h text:style-name="P374" text:outline-level="2"><text:bookmark-start text:name="_Toc79485209"/>Processing the exact solution<text:bookmark-end text:name="_Toc79485209"/></text:h>
      <text:h text:style-name="P375" text:outline-level="3"><text:bookmark-start text:name="_Toc79485210"/>In the form of an Expression<text:bookmark-end text:name="_Toc79485210"/></text:h>
      <text:p text:style-name="P376">Its degree should not be too low when in the form of an Expression.</text:p>
      <text:p text:style-name="P377">See p 133 in the tutorial.</text:p>
      <text:h text:style-name="Heading3" text:outline-level="3"><text:bookmark-start text:name="_Toc79485211"/>Expansion of the Expression<text:bookmark-end text:name="_Toc79485211"/></text:h>
      <text:p text:style-name="Textbody">See P 133 in the tutorial.</text:p>
      <text:h text:style-name="Heading1" text:outline-level="1"><text:bookmark-start text:name="_Toc58244747"/><text:bookmark-start text:name="_Toc75959137"/><text:bookmark-start text:name="_Toc76851296"/><text:bookmark-start text:name="_Toc76907315"/><text:bookmark-start text:name="_Toc77275631"/><text:bookmark-start text:name="_Toc78019455"/><text:bookmark-start text:name="_Toc78119062"/><text:bookmark-start text:name="_Toc78660893"/><text:bookmark-start text:name="_Toc78820296"/><text:bookmark-start text:name="_Toc79485212"/>Outputting information<text:bookmark-end text:name="_Toc58244747"/><text:bookmark-end text:name="_Toc75959137"/><text:bookmark-end text:name="_Toc76851296"/><text:bookmark-end text:name="_Toc76907315"/><text:bookmark-end text:name="_Toc77275631"/><text:bookmark-end text:name="_Toc78019455"/><text:bookmark-end text:name="_Toc78119062"/><text:bookmark-end text:name="_Toc78660893"/><text:bookmark-end text:name="_Toc78820296"/><text:bookmark-end text:name="_Toc79485212"/></text:h>
      <text:h text:style-name="Heading2" text:outline-level="2"><text:bookmark-start text:name="_Toc58244748"/><text:bookmark-start text:name="_Toc75959138"/><text:bookmark-start text:name="_Toc76851297"/><text:bookmark-start text:name="_Toc76907316"/><text:bookmark-start text:name="_Toc77275632"/><text:bookmark-start text:name="_Toc78019456"/><text:bookmark-start text:name="_Toc78119063"/><text:bookmark-start text:name="_Toc78660894"/><text:bookmark-start text:name="_Toc78820297"/><text:bookmark-start text:name="_Toc79485213"/>Coordinates of degrees of freedom<text:bookmark-end text:name="_Toc58244748"/><text:bookmark-end text:name="_Toc75959138"/><text:bookmark-end text:name="_Toc76851297"/><text:bookmark-end text:name="_Toc76907316"/><text:bookmark-end text:name="_Toc77275632"/><text:bookmark-end text:name="_Toc78019456"/><text:bookmark-end text:name="_Toc78119063"/><text:bookmark-end text:name="_Toc78660894"/><text:bookmark-end text:name="_Toc78820297"/><text:bookmark-end text:name="_Toc79485213"/></text:h>
      <text:p text:style-name="Textbody"><text:a xlink:href="https://fenicsproject.org/qa/3932/accessing-the-coordinates-of-a-degree-of-freedom/" office:target-frame-name="_top" xlink:show="replace"><text:span text:style-name="Hyperlink">https://fenicsproject.org/qa/3932/accessing-the-coordinates-of-a-degree-of-freedom/</text:span></text:a></text:p>
      <text:p text:style-name="Textbody"/>
      <text:h text:style-name="Heading2" text:outline-level="2"><text:bookmark-start text:name="_Toc58244749"/><text:bookmark-start text:name="_Toc75959139"/><text:bookmark-start text:name="_Toc76851298"/><text:bookmark-start text:name="_Toc76907317"/><text:bookmark-start text:name="_Toc77275633"/><text:bookmark-start text:name="_Toc78019457"/><text:bookmark-start text:name="_Toc78119064"/><text:bookmark-start text:name="_Toc78660895"/><text:bookmark-start text:name="_Toc78820298"/><text:bookmark-start text:name="_Toc79485214"/>Solution on degrees of freedom<text:bookmark-end text:name="_Toc58244749"/><text:bookmark-end text:name="_Toc75959139"/><text:bookmark-end text:name="_Toc76851298"/><text:bookmark-end text:name="_Toc76907317"/><text:bookmark-end text:name="_Toc77275633"/><text:bookmark-end text:name="_Toc78019457"/><text:bookmark-end text:name="_Toc78119064"/><text:bookmark-end text:name="_Toc78660895"/><text:bookmark-end text:name="_Toc78820298"/><text:bookmark-end text:name="_Toc79485214"/></text:h>
      <text:p text:style-name="Textbody"/>
      <text:h text:style-name="Heading3" text:outline-level="3"><text:bookmark-start text:name="_Toc75959140"/><text:bookmark-start text:name="_Toc76851299"/><text:bookmark-start text:name="_Toc76907318"/><text:bookmark-start text:name="_Toc77275634"/><text:bookmark-start text:name="_Toc78019458"/><text:bookmark-start text:name="_Toc78119065"/><text:bookmark-start text:name="_Toc78660896"/><text:bookmark-start text:name="_Toc78820299"/><text:bookmark-start text:name="_Toc79485215"/>Using get_local()<text:bookmark-end text:name="_Toc75959140"/><text:bookmark-end text:name="_Toc76851299"/><text:bookmark-end text:name="_Toc76907318"/><text:bookmark-end text:name="_Toc77275634"/><text:bookmark-end text:name="_Toc78019458"/><text:bookmark-end text:name="_Toc78119065"/><text:bookmark-end text:name="_Toc78660896"/><text:bookmark-end text:name="_Toc78820299"/><text:bookmark-end text:name="_Toc79485215"/></text:h>
      <text:p text:style-name="Textbody">u_nodal_values = u.vector().get_local()</text:p>
      <text:p text:style-name="Textbody"><text:a xlink:href="https://github.com/hplgit/fenics-tutorial/issues/52" office:target-frame-name="_top" xlink:show="replace"><text:span text:style-name="Hyperlink">https://github.com/hplgit/fenics-tutorial/issues/52</text:span></text:a></text:p>
      <text:p text:style-name="Normal"/>
      <text:p text:style-name="Textbody">vector() can be used on vectors and tensors.</text:p>
      <text:p text:style-name="Textbody"/>
      <text:h text:style-name="Heading3" text:outline-level="3"><text:bookmark-start text:name="_Toc75959141"/><text:bookmark-start text:name="_Toc76851300"/><text:bookmark-start text:name="_Toc76907319"/><text:bookmark-start text:name="_Toc77275635"/><text:bookmark-start text:name="_Toc78019459"/><text:bookmark-start text:name="_Toc78119066"/><text:bookmark-start text:name="_Toc78660897"/><text:bookmark-start text:name="_Toc78820300"/><text:bookmark-start text:name="_Toc79485216"/>Using project()<text:bookmark-end text:name="_Toc75959141"/><text:bookmark-end text:name="_Toc76851300"/><text:bookmark-end text:name="_Toc76907319"/><text:bookmark-end text:name="_Toc77275635"/><text:bookmark-end text:name="_Toc78019459"/><text:bookmark-end text:name="_Toc78119066"/><text:bookmark-end text:name="_Toc78660897"/><text:bookmark-end text:name="_Toc78820300"/><text:bookmark-end text:name="_Toc79485216"/></text:h>
      <text:p text:style-name="P378">u_P1 = project(u, V)</text:p>
      <text:p text:style-name="Textbody"><text:span text:style-name="T379">u_nodal_values =<text:s/></text:span><text:span text:style-name="T380">u_P1.vector()</text:span></text:p>
      <text:p text:style-name="Textbody"><text:a xlink:href="https://fenicsproject.org/qa/7316/print-values-numerical-solution-neumann-boundary-problem/" office:target-frame-name="_top" xlink:show="replace"><text:span text:style-name="T381">https://fenicsproject.org/qa/7316/print-v</text:span><text:bookmark-start text:name="_Hlt75953684"/><text:bookmark-start text:name="_Hlt75953685"/><text:span text:style-name="T382">a</text:span><text:bookmark-end text:name="_Hlt75953684"/><text:bookmark-end text:name="_Hlt75953685"/><text:span text:style-name="T383">lues-numerical-solution-neumann-boundary-problem/</text:span></text:a></text:p>
      <text:p text:style-name="P384"><text:bookmark-end text:name="__RefHeading___Toc30272_2070464257"/><text:bookmark-end text:name="_Toc5539905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20" style:display-name="WW_OutlineListStyle_20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/>
    </style:style>
    <style:style style:name="n" style:display-name="n" style:family="text" style:parent-style-name="DefaultParagraphFont"/>
    <style:style style:name="p" style:display-name="p" style:family="text" style:parent-style-name="DefaultParagraphFont"/>
    <style:style style:name="o" style:display-name="o" style:family="text" style:parent-style-name="DefaultParagraphFont"/>
    <style:style style:name="mi" style:display-name="mi" style:family="text" style:parent-style-name="DefaultParagraphFont"/>
    <style:style style:name="hljs-built_in" style:display-name="hljs-built_in" style:family="text" style:parent-style-name="DefaultParagraphFont"/>
    <style:style style:name="hljs-string" style:display-name="hljs-string" style:family="text" style:parent-style-name="DefaultParagraphFont"/>
    <style:style style:name="hljs-keyword" style:display-name="hljs-keyword" style:family="text" style:parent-style-name="DefaultParagraphFont"/>
    <style:style style:name="hljs-number" style:display-name="hljs-number" style:family="text" style:parent-style-name="DefaultParagraphFont"/>
    <style:style style:name="TOC4" style:display-name="TOC 4" style:family="paragraph" style:parent-style-name="Normal" style:next-style-name="Normal" style:auto-update="true">
      <style:paragraph-properties fo:widows="2" fo:orphans="2" style:vertical-align="auto" fo:margin-bottom="0.0694in" fo:line-height="105%" fo:margin-left="0.4583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 fo:hyphenate="true"/>
    </style:style>
    <style:style style:name="TOC5" style:display-name="TOC 5" style:family="paragraph" style:parent-style-name="Normal" style:next-style-name="Normal" style:auto-update="true">
      <style:paragraph-properties fo:widows="2" fo:orphans="2" style:vertical-align="auto" fo:margin-bottom="0.0694in" fo:line-height="105%" fo:margin-left="0.6111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 fo:hyphenate="true"/>
    </style:style>
    <style:style style:name="TOC6" style:display-name="TOC 6" style:family="paragraph" style:parent-style-name="Normal" style:next-style-name="Normal" style:auto-update="true">
      <style:paragraph-properties fo:widows="2" fo:orphans="2" style:vertical-align="auto" fo:margin-bottom="0.0694in" fo:line-height="105%" fo:margin-left="0.7638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 fo:hyphenate="true"/>
    </style:style>
    <style:style style:name="TOC7" style:display-name="TOC 7" style:family="paragraph" style:parent-style-name="Normal" style:next-style-name="Normal" style:auto-update="true">
      <style:paragraph-properties fo:widows="2" fo:orphans="2" style:vertical-align="auto" fo:margin-bottom="0.0694in" fo:line-height="105%" fo:margin-left="0.9166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 fo:hyphenate="true"/>
    </style:style>
    <style:style style:name="TOC8" style:display-name="TOC 8" style:family="paragraph" style:parent-style-name="Normal" style:next-style-name="Normal" style:auto-update="true">
      <style:paragraph-properties fo:widows="2" fo:orphans="2" style:vertical-align="auto" fo:margin-bottom="0.0694in" fo:line-height="105%" fo:margin-left="1.0694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 fo:hyphenate="true"/>
    </style:style>
    <style:style style:name="TOC9" style:display-name="TOC 9" style:family="paragraph" style:parent-style-name="Normal" style:next-style-name="Normal" style:auto-update="true">
      <style:paragraph-properties fo:widows="2" fo:orphans="2" style:vertical-align="auto" fo:margin-bottom="0.0694in" fo:line-height="105%" fo:margin-left="1.2222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 fo:hyphenate="true"/>
    </style:style>
    <text:list-style style:name="WW_OutlineListStyle_19" style:display-name="WW_OutlineListStyle_19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8" style:display-name="WW_OutlineListStyle_18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7" style:display-name="WW_OutlineListStyle_17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6" style:display-name="WW_OutlineListStyle_16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5" style:display-name="WW_OutlineListStyle_15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4" style:display-name="WW_OutlineListStyle_14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3" style:display-name="WW_OutlineListStyle_13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space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2" style:display-name="WW_OutlineListStyle_12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1" style:display-name="WW_OutlineListStyle_1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1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ie Liu</meta:initial-creator>
    <dc:creator>Jie Liu</dc:creator>
    <meta:creation-date>2017-11-24T21:08:00Z</meta:creation-date>
    <dc:date>2021-09-11T14:39:00Z</dc:date>
    <meta:template xlink:href="Normal.dotm" xlink:type="simple"/>
    <meta:editing-cycles>266</meta:editing-cycles>
    <meta:editing-duration>PT1951740S</meta:editing-duration>
    <meta:user-defined meta:name="Info 1"/>
    <meta:user-defined meta:name="Info 2"/>
    <meta:user-defined meta:name="Info 3"/>
    <meta:user-defined meta:name="Info 4"/>
    <meta:document-statistic meta:page-count="18" meta:paragraph-count="50" meta:word-count="3739" meta:character-count="25002" meta:row-count="177" meta:non-whitespace-character-count="21313"/>
  </office:meta>
</office:document-meta>
</file>